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3.89pt"/>
    </style:style>
    <style:style style:name="co2" style:family="table-column">
      <style:table-column-properties fo:break-before="auto" style:column-width="47.96pt"/>
    </style:style>
    <style:style style:name="co3"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rotation-align="non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name-complex="&quot;Google Sans&quot;"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1" table:style-name="ta1">
        <office:forms form:automatic-focus="false" form:apply-design-mode="false"/>
        <table:table-column table:style-name="co1" table:number-columns-repeated="3" table:default-cell-style-name="Default"/>
        <table:table-column table:style-name="co2" table:number-columns-repeated="18" table:default-cell-style-name="Default"/>
        <table:table-column table:style-name="co3" table:number-columns-repeated="1003" table:default-cell-style-name="Default"/>
        <table:table-row table:style-name="ro1">
          <table:table-cell table:style-name="ce1" office:value-type="string" calcext:value-type="string">
            <text:p>Context</text:p>
          </table:table-cell>
          <table:table-cell table:style-name="ce1" office:value-type="string" calcext:value-type="string">
            <text:p>Source</text:p>
          </table:table-cell>
          <table:table-cell table:style-name="ce3" office:value-type="string" calcext:value-type="string">
            <text:p>Translation</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DFU Mode</text:p>
          </table:table-cell>
          <table:table-cell table:style-name="ce1" office:value-type="string" calcext:value-type="string">
            <text:p>DFU模式</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Starting Update Mode</text:p>
          </table:table-cell>
          <table:table-cell table:style-name="ce1" office:value-type="string" calcext:value-type="string">
            <text:p>启动更新模式</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Switch update mode</text:p>
          </table:table-cell>
          <table:table-cell table:style-name="ce1" office:value-type="string" calcext:value-type="string">
            <text:p>切换更新模式</text:p>
          </table:table-cell>
          <table:table-cell table:number-columns-repeated="1021"/>
        </table:table-row>
        <table:table-row table:style-name="ro1">
          <table:table-cell table:style-name="ce1" office:value-type="string" calcext:value-type="string">
            <text:p>DFUControl</text:p>
          </table:table-cell>
          <table:table-cell table:number-columns-repeated="2" table:style-name="ce1" office:value-type="string" calcext:value-type="string">
            <text:p>&lt;html&gt;&lt;head/&gt;&lt;body&gt;&lt;p&gt;Activate &amp;quot;update mode&amp;quot; (&lt;span style=" font-weight:700;"&gt;D&lt;/span&gt;evice &lt;span style=" font-weight:700;"&gt;F&lt;/span&gt;irmware &lt;span style=" font-weight:700;"&gt;U&lt;/span&gt;pdate) to start&lt;/p&gt;&lt;/body&gt;&lt;/html&gt;</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Firmware Update</text:p>
          </table:table-cell>
          <table:table-cell table:style-name="ce1" office:value-type="string" calcext:value-type="string">
            <text:p>固件升级</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Choose file</text:p>
          </table:table-cell>
          <table:table-cell table:style-name="ce1" office:value-type="string" calcext:value-type="string">
            <text:p>选择文件</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No file</text:p>
          </table:table-cell>
          <table:table-cell table:style-name="ce1" office:value-type="string" calcext:value-type="string">
            <text:p>无文件</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Upload firmware</text:p>
          </table:table-cell>
          <table:table-cell table:style-name="ce1" office:value-type="string" calcext:value-type="string">
            <text:p>上传固件</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Full erase (Resets all settings)</text:p>
          </table:table-cell>
          <table:table-cell table:style-name="ce1" office:value-type="string" calcext:value-type="string">
            <text:p>完全擦除（重置所有设置）</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Hardware action</text:p>
          </table:table-cell>
          <table:table-cell table:style-name="ce1" office:value-type="string" calcext:value-type="string">
            <text:p>硬件动作</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Full chip erase</text:p>
          </table:table-cell>
          <table:table-cell table:style-name="ce1" office:value-type="string" calcext:value-type="string">
            <text:p>完整的芯片擦除</text:p>
          </table:table-cell>
          <table:table-cell table:number-columns-repeated="1021"/>
        </table:table-row>
        <table:table-row table:style-name="ro1">
          <table:table-cell table:style-name="ce1" office:value-type="string" calcext:value-type="string">
            <text:p>DFUControl</text:p>
          </table:table-cell>
          <table:table-cell table:style-name="ce1" office:value-type="string" calcext:value-type="string">
            <text:p>Erases all flash sectors. Can help if an upgrade causes issues</text:p>
          </table:table-cell>
          <table:table-cell table:style-name="ce1" office:value-type="string" calcext:value-type="string">
            <text:p>擦除所有闪存扇区。如果升级引起问题，应该会有帮助</text:p>
          </table:table-cell>
          <table:table-cell table:number-columns-repeated="1021"/>
        </table:table-row>
        <table:table-row table:style-name="ro1">
          <table:table-cell table:style-name="ce1" office:value-type="string" calcext:value-type="string">
            <text:p>Dialog</text:p>
          </table:table-cell>
          <table:table-cell table:style-name="ce1" office:value-type="string" calcext:value-type="string">
            <text:p>Info</text:p>
          </table:table-cell>
          <table:table-cell table:style-name="ce1" office:value-type="string" calcext:value-type="string">
            <text:p>关于</text:p>
          </table:table-cell>
          <table:table-cell table:number-columns-repeated="1021"/>
        </table:table-row>
        <table:table-row table:style-name="ro1">
          <table:table-cell table:style-name="ce1" office:value-type="string" calcext:value-type="string">
            <text:p>Dialog</text:p>
          </table:table-cell>
          <table:table-cell table:number-columns-repeated="2" table:style-name="ce1" office:value-type="string" calcext:value-type="string">
            <text:p>&lt;html&gt;&lt;head/&gt;&lt;body&gt;&lt;p align="center"&gt;&lt;span style=" font-size:16pt;"&gt;OpenFFBoard configurator&lt;/span&gt;&lt;/p&gt;&lt;p align="center"&gt;Source: &lt;a href="https://github.com/Ultrawipf/OpenFFBoard-configurator"&gt;&lt;span style=" text-decoration: underline; color:#0000ff;"&gt;Github&lt;/span&gt;&lt;/a&gt; (Ultrawipf/OpenFFBoard-configurator)&lt;/p&gt;&lt;p align="center"&gt;&lt;br/&gt;Made with &lt;a href="https://www.qt.io/"&gt;&lt;span style=" text-decoration: underline; color:#0000ff;"&gt;Qt5&lt;/span&gt;&lt;/a&gt;&lt;br/&gt;Qt licensed as GPLv3&lt;/p&gt;&lt;/body&gt;&lt;/html&gt;</text:p>
          </table:table-cell>
          <table:table-cell table:number-columns-repeated="1021"/>
        </table:table-row>
        <table:table-row table:style-name="ro1">
          <table:table-cell table:style-name="ce1" office:value-type="string" calcext:value-type="string">
            <text:p>Dialog</text:p>
          </table:table-cell>
          <table:table-cell table:style-name="ce1" office:value-type="string" calcext:value-type="string">
            <text:p>Version</text:p>
          </table:table-cell>
          <table:table-cell table:style-name="ce1" office:value-type="string" calcext:value-type="string">
            <text:p>版本</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tatistics</text:p>
          </table:table-cell>
          <table:table-cell table:style-name="ce1" office:value-type="string" calcext:value-type="string">
            <text:p>统计数据</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Effect statistics</text:p>
          </table:table-cell>
          <table:table-cell table:style-name="ce1" office:value-type="string" calcext:value-type="string">
            <text:p>效果统计</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Inertia</text:p>
          </table:table-cell>
          <table:table-cell table:style-name="ce1" office:value-type="string" calcext:value-type="string">
            <text:p>惯量</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696; font-style:italic;"&gt;Used&lt;/span&gt;&lt;/p&gt;&lt;/body&gt;&lt;/html&gt;</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Friction</text:p>
          </table:table-cell>
          <table:table-cell table:style-name="ce1" office:value-type="string" calcext:value-type="string">
            <text:p>阻力</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aw Tooth Down</text:p>
          </table:table-cell>
          <table:table-cell table:style-name="ce1" office:value-type="string" calcext:value-type="string">
            <text:p>锯齿下</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aw Tooth Up</text:p>
          </table:table-cell>
          <table:table-cell table:style-name="ce1" office:value-type="string" calcext:value-type="string">
            <text:p>锯齿上</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quare</text:p>
          </table:table-cell>
          <table:table-cell table:style-name="ce1" office:value-type="string" calcext:value-type="string">
            <text:p>方波</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Constant</text:p>
          </table:table-cell>
          <table:table-cell table:style-name="ce1" office:value-type="string" calcext:value-type="string">
            <text:p>常量</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Damper</text:p>
          </table:table-cell>
          <table:table-cell table:style-name="ce1" office:value-type="string" calcext:value-type="string">
            <text:p>阻尼</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ine</text:p>
          </table:table-cell>
          <table:table-cell table:style-name="ce1" office:value-type="string" calcext:value-type="string">
            <text:p>正弦波</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696; font-style:italic;"&gt;Max force generated&lt;/span&gt;&lt;/p&gt;&lt;/body&gt;&lt;/html&gt;</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696; font-style:italic;"&gt;Effect name&lt;/span&gt;&lt;/p&gt;&lt;/body&gt;&lt;/html&gt;</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pring</text:p>
          </table:table-cell>
          <table:table-cell table:style-name="ce1" office:value-type="string" calcext:value-type="string">
            <text:p>弹簧</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Ramp</text:p>
          </table:table-cell>
          <table:table-cell table:style-name="ce1" office:value-type="string" calcext:value-type="string">
            <text:p>斜坡</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Custom</text:p>
          </table:table-cell>
          <table:table-cell table:style-name="ce1" office:value-type="string" calcext:value-type="string">
            <text:p>定制</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Triangle</text:p>
          </table:table-cell>
          <table:table-cell table:style-name="ce1" office:value-type="string" calcext:value-type="string">
            <text:p>三角波</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Actions</text:p>
          </table:table-cell>
          <table:table-cell table:style-name="ce1" office:value-type="string" calcext:value-type="string">
            <text:p>动作</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Reset Data</text:p>
          </table:table-cell>
          <table:table-cell table:style-name="ce1" office:value-type="string" calcext:value-type="string">
            <text:p>重置数据</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Axis:</text:p>
          </table:table-cell>
          <table:table-cell table:style-name="ce1" office:value-type="string" calcext:value-type="string">
            <text:p>轴：</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Advanced encoder tuning</text:p>
          </table:table-cell>
          <table:table-cell table:style-name="ce1" office:value-type="string" calcext:value-type="string">
            <text:p>高级编码器调整</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peed sensor simulator</text:p>
          </table:table-cell>
          <table:table-cell table:style-name="ce1" office:value-type="string" calcext:value-type="string">
            <text:p>速度传感器模拟器</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inimum speed simulation</text:p>
          </table:table-cell>
          <table:table-cell table:style-name="ce1" office:value-type="string" calcext:value-type="string">
            <text:p>最小速度模拟</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700;"&gt;Speed Filter Freq&lt;/span&gt;&lt;/p&gt;&lt;/body&gt;&lt;/html&gt;</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0.00</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in speed wanted</text:p>
          </table:table-cell>
          <table:table-cell table:style-name="ce1" office:value-type="string" calcext:value-type="string">
            <text:p>需要的最小速度</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0</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RPM</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style:italic;"&gt;Samples to average to detect min speed&lt;/span&gt;&lt;/p&gt;&lt;/body&gt;&lt;/html&gt;</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700;"&gt;Speed Filter Q&lt;/span&gt;&lt;/p&gt;&lt;/body&gt;&lt;/html&gt;</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Hz</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in speed detectable</text:p>
          </table:table-cell>
          <table:table-cell table:style-name="ce1" office:value-type="string" calcext:value-type="string">
            <text:p>最小检测速度</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aximum speed simulation</text:p>
          </table:table-cell>
          <table:table-cell table:style-name="ce1" office:value-type="string" calcext:value-type="string">
            <text:p>最大速度模拟</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Pulses at max spd</text:p>
          </table:table-cell>
          <table:table-cell table:style-name="ce1" office:value-type="string" calcext:value-type="string">
            <text:p>最大速度的脉冲数</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Enc pulses</text:p>
          </table:table-cell>
          <table:table-cell table:style-name="ce1" office:value-type="string" calcext:value-type="string">
            <text:p>编码器脉冲</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Encoder settings for graph sim.</text:p>
          </table:table-cell>
          <table:table-cell table:style-name="ce1" office:value-type="string" calcext:value-type="string">
            <text:p>用于图形显示的编码器设置</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ax hand speed (rpm)</text:p>
          </table:table-cell>
          <table:table-cell table:style-name="ce1" office:value-type="string" calcext:value-type="string">
            <text:p>最大手速度（RPM）</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in hand speed (°/s)</text:p>
          </table:table-cell>
          <table:table-cell table:style-name="ce1" office:value-type="string" calcext:value-type="string">
            <text:p>最小手速度（°/s）</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FFB Rate</text:p>
          </table:table-cell>
          <table:table-cell table:style-name="ce1" office:value-type="string" calcext:value-type="string">
            <text:p>力反馈频率</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Encoder resolution</text:p>
          </table:table-cell>
          <table:table-cell table:style-name="ce1" office:value-type="string" calcext:value-type="string">
            <text:p>编码器分辨率</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s</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Encoder profile</text:p>
          </table:table-cell>
          <table:table-cell table:style-name="ce1" office:value-type="string" calcext:value-type="string">
            <text:p>编码器配置文件</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Restore Default</text:p>
          </table:table-cell>
          <table:table-cell table:style-name="ce1" office:value-type="string" calcext:value-type="string">
            <text:p>恢复默认</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Low resolution</text:p>
          </table:table-cell>
          <table:table-cell table:style-name="ce1" office:value-type="string" calcext:value-type="string">
            <text:p>低分辨率</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edium resolution</text:p>
          </table:table-cell>
          <table:table-cell table:style-name="ce1" office:value-type="string" calcext:value-type="string">
            <text:p>中等分辨率</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High resolution</text:p>
          </table:table-cell>
          <table:table-cell table:style-name="ce1" office:value-type="string" calcext:value-type="string">
            <text:p>高分辨率</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Suggest profile</text:p>
          </table:table-cell>
          <table:table-cell table:style-name="ce1" office:value-type="string" calcext:value-type="string">
            <text:p>建议配置文件</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Acceleration sensor simulator</text:p>
          </table:table-cell>
          <table:table-cell table:style-name="ce1" office:value-type="string" calcext:value-type="string">
            <text:p>加速传感器模拟器</text:p>
          </table:table-cell>
          <table:table-cell table:number-columns-repeated="1021"/>
        </table:table-row>
        <table:table-row table:style-name="ro1">
          <table:table-cell table:style-name="ce1" office:value-type="string" calcext:value-type="string">
            <text:p>Effectstat</text:p>
          </table:table-cell>
          <table:table-cell table:style-name="ce1" office:value-type="string" calcext:value-type="string">
            <text:p>Maximum acceleration simulation</text:p>
          </table:table-cell>
          <table:table-cell table:style-name="ce1" office:value-type="string" calcext:value-type="string">
            <text:p>最大加速模拟</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700;"&gt;Accel. Filter Freq.&lt;/span&gt;&lt;/p&gt;&lt;/body&gt;&lt;/html&gt;</text:p>
          </table:table-cell>
          <table:table-cell table:number-columns-repeated="1021"/>
        </table:table-row>
        <table:table-row table:style-name="ro1">
          <table:table-cell table:style-name="ce1" office:value-type="string" calcext:value-type="string">
            <text:p>Effectstat</text:p>
          </table:table-cell>
          <table:table-cell table:number-columns-repeated="2" table:style-name="ce1" office:value-type="string" calcext:value-type="string">
            <text:p>&lt;html&gt;&lt;head/&gt;&lt;body&gt;&lt;p&gt;&lt;span style=" font-weight:700;"&gt;Accel. Filter Q&lt;/span&gt;&lt;/p&gt;&lt;/body&gt;&lt;/html&gt;</text:p>
          </table:table-cell>
          <table:table-cell table:number-columns-repeated="1021"/>
        </table:table-row>
        <table:table-row table:style-name="ro1">
          <table:table-cell table:style-name="ce1" office:value-type="string" calcext:value-type="string">
            <text:p>Effectstat</text:p>
          </table:table-cell>
          <table:table-cell table:style-name="ce2"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align="center" style=" margin-top:0px; margin-bottom:0px; margin-left:0px; margin-right:0px; -qt-block-indent:0; text-indent:0px;"&gt;&lt;span style=" font-family:'.AppleSystemUIFont'; font-size:11pt; font-weight:696; text-decoration: underline;"&gt;Legend&lt;/span&gt;&lt;/p&gt;</text:p>
            <text:p>&lt;p style=" margin-top:0px; margin-bottom:0px; margin-left:0px; margin-right:0px; -qt-block-indent:0; text-indent:0px;"&gt;&lt;span style=" font-family:'.AppleSystemUIFont'; font-size:10pt; color:#00ffff;"&gt;cyan&lt;/span&gt;&lt;span style=" font-family:'.AppleSystemUIFont'; font-size:10pt; color:#0000ff;"&gt; &lt;/span&gt;&lt;span style=" font-family:'.AppleSystemUIFont'; font-size:10pt;"&gt;: raw value&lt;/span&gt;&lt;/p&gt;</text:p>
            <text:p>&lt;p style=" margin-top:0px; margin-bottom:0px; margin-left:0px; margin-right:0px; -qt-block-indent:0; text-indent:0px;"&gt;&lt;span style=" font-family:'.AppleSystemUIFont'; font-size:10pt; color:#ff40ff;"&gt;magenta&lt;/span&gt;&lt;span style=" font-family:'.AppleSystemUIFont'; font-size:10pt;"&gt; : filtered value&lt;/span&gt;&lt;/p&gt;</text:p>
            <text:p>&lt;p style=" margin-top:0px; margin-bottom:0px; margin-left:0px; margin-right:0px; -qt-block-indent:0; text-indent:0px;"&gt;&lt;span style=" font-family:'.AppleSystemUIFont'; font-size:10pt; color:#00f900;"&gt;green&lt;/span&gt;&lt;span style=" font-family:'.AppleSystemUIFont'; font-size:10pt;"&gt; : scaled raw value&lt;/span&gt;&lt;/p&gt;&lt;/body&gt;&lt;/html&gt;</text:p>
          </table:table-cell>
          <table:table-cell table:style-name="ce1"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align="center" style=" margin-top:0px; margin-bottom:0px; margin-left:0px; margin-right:0px; -qt-block-indent:0; text-indent:0px;"&gt;&lt;span style=" font-family:'.AppleSystemUIFont'; font-size:11pt; font-weight:696; text-decoration: underline;"&gt;Legend&lt;/span&gt;&lt;/p&gt;</text:p>
            <text:p>&lt;p style=" margin-top:0px; margin-bottom:0px; margin-left:0px; margin-right:0px; -qt-block-indent:0; text-indent:0px;"&gt;&lt;span style=" font-family:'.AppleSystemUIFont'; font-size:10pt; color:#00ffff;"&gt;cyan&lt;/span&gt;&lt;span style=" font-family:'.AppleSystemUIFont'; font-size:10pt; color:#0000ff;"&gt; &lt;/span&gt;&lt;span style=" font-family:'.AppleSystemUIFont'; font-size:10pt;"&gt;: raw value&lt;/span&gt;&lt;/p&gt;</text:p>
            <text:p>&lt;p style=" margin-top:0px; margin-bottom:0px; margin-left:0px; margin-right:0px; -qt-block-indent:0; text-indent:0px;"&gt;&lt;span style=" font-family:'.AppleSystemUIFont'; font-size:10pt; color:#ff40ff;"&gt;magenta&lt;/span&gt;&lt;span style=" font-family:'.AppleSystemUIFont'; font-size:10pt;"&gt; : filtered value&lt;/span&gt;&lt;/p&gt;</text:p>
            <text:p>&lt;p style=" margin-top:0px; margin-bottom:0px; margin-left:0px; margin-right:0px; -qt-block-indent:0; text-indent:0px;"&gt;&lt;span style=" font-family:'.AppleSystemUIFont'; font-size:10pt; color:#00f900;"&gt;green&lt;/span&gt;&lt;span style=" font-family:'.AppleSystemUIFont'; font-size:10pt;"&gt; : scaled raw value&lt;/span&gt;&lt;/p&gt;&lt;/body&gt;&lt;/html&gt;</text:p>
          </table:table-cell>
          <table:table-cell table:number-columns-repeated="1021"/>
        </table:table-row>
        <table:table-row table:style-name="ro1">
          <table:table-cell table:number-columns-repeated="2" table:style-name="ce1" office:value-type="string" calcext:value-type="string">
            <text:p>Form</text:p>
          </table:table-cell>
          <table:table-cell table:style-name="ce1" office:value-type="string" calcext:value-type="string">
            <text:p>表单</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fresh</text:p>
          </table:table-cell>
          <table:table-cell table:style-name="ce1" office:value-type="string" calcext:value-type="string">
            <text:p>刷新</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xis settings</text:p>
          </table:table-cell>
          <table:table-cell table:style-name="ce1" office:value-type="string" calcext:value-type="string">
            <text:p>轴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otor driver</text:p>
          </table:table-cell>
          <table:table-cell table:style-name="ce1" office:value-type="string" calcext:value-type="string">
            <text:p>电机驱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hange driver</text:p>
          </table:table-cell>
          <table:table-cell table:style-name="ce1" office:value-type="string" calcext:value-type="string">
            <text:p>确认修改驱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selection</text:p>
          </table:table-cell>
          <table:table-cell table:style-name="ce1" office:value-type="string" calcext:value-type="string">
            <text:p>编码器选择</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source</text:p>
          </table:table-cell>
          <table:table-cell table:style-name="ce1" office:value-type="string" calcext:value-type="string">
            <text:p>编码器来源</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hange enc</text:p>
          </table:table-cell>
          <table:table-cell table:style-name="ce1" office:value-type="string" calcext:value-type="string">
            <text:p>确认修改编码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ctions</text:p>
          </table:table-cell>
          <table:table-cell table:style-name="ce1" office:value-type="string" calcext:value-type="string">
            <text:p>动作</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Zero the axis (Center)&lt;/p&gt;&lt;/body&gt;&lt;/html&gt;</text:p>
          </table:table-cell>
          <table:table-cell table:style-name="ce1" office:value-type="string" calcext:value-type="string">
            <text:p>&lt;html&gt;&lt;head/&gt;&lt;body&gt;&lt;p&gt;将轴设为零位（回中）&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et center position</text:p>
          </table:table-cell>
          <table:table-cell table:style-name="ce1" office:value-type="string" calcext:value-type="string">
            <text:p>设置中心位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tuning...</text:p>
          </table:table-cell>
          <table:table-cell table:style-name="ce1" office:value-type="string" calcext:value-type="string">
            <text:p>编码器微调</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ptions</text:p>
          </table:table-cell>
          <table:table-cell table:style-name="ce1" office:value-type="string" calcext:value-type="string">
            <text:p>选项</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0.0</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Encoder reduction &lt;br/&gt;prescaler for &lt;br/&gt;range selection.&lt;/p&gt;&lt;/body&gt;&lt;/html&gt;</text:p>
          </table:table-cell>
          <table:table-cell table:style-name="ce1" office:value-type="string" calcext:value-type="string">
            <text:p>&lt;html&gt;&lt;head/&gt;&lt;body&gt;&lt;p&gt;编码器减 &lt;br/&gt;比例设置&lt;br/&gt;和范围选择&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pply</text:p>
          </table:table-cell>
          <table:table-cell table:style-name="ce1" office:value-type="string" calcext:value-type="string">
            <text:p>应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Reverses the axis.&lt;br/&gt;Also reverses the forces so they keep pointing in the correct direction.&lt;/p&gt;&lt;/body&gt;&lt;/html&gt;</text:p>
          </table:table-cell>
          <table:table-cell table:style-name="ce1" office:value-type="string" calcext:value-type="string">
            <text:p>&lt;html&gt;&lt;head/&gt;&lt;body&gt;&lt;p&gt;反转轴&lt;br/&gt;同时也会把力的方向反转，保持在正确的方向上&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vert axis</text:p>
          </table:table-cell>
          <table:table-cell table:style-name="ce1" office:value-type="string" calcext:value-type="string">
            <text:p>反转轴方向</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imits</text:p>
          </table:table-cell>
          <table:table-cell table:style-name="ce1" office:value-type="string" calcext:value-type="string">
            <text:p>限制</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s</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peed limit</text:p>
          </table:table-cell>
          <table:table-cell table:style-name="ce1" office:value-type="string" calcext:value-type="string">
            <text:p>速度限制</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echanical settings (Game independent)</text:p>
          </table:table-cell>
          <table:table-cell table:style-name="ce1" office:value-type="string" calcext:value-type="string">
            <text:p>机械设定（与游戏无关）</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dependent damper is an always on damper effect to smooth out acceleration spikes.&lt;/p&gt;&lt;/body&gt;&lt;/html&gt;</text:p>
          </table:table-cell>
          <table:table-cell table:style-name="ce1" office:value-type="string" calcext:value-type="string">
            <text:p>&lt;html&gt;&lt;head/&gt;&lt;body&gt;&lt;p&gt;独立的阻尼设定，一直启用，用于平滑掉突然的加速&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echanical damper</text:p>
          </table:table-cell>
          <table:table-cell table:style-name="ce1" office:value-type="string" calcext:value-type="string">
            <text:p>机械阻尼</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dependent damper is an always on damper effect to smooth out acceleration spikes&lt;/p&gt;&lt;/body&gt;&lt;/html&gt;</text:p>
          </table:table-cell>
          <table:table-cell table:style-name="ce1" office:value-type="string" calcext:value-type="string">
            <text:p>&lt;html&gt;&lt;head/&gt;&lt;body&gt;&lt;p&gt;独立的阻尼设定，一直启用，用于平滑掉突然的加速&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Centering force when FFB is inactive.&lt;/p&gt;&lt;p&gt;Turned off when game effects takes place&lt;/p&gt;&lt;/body&gt;&lt;/html&gt;</text:p>
          </table:table-cell>
          <table:table-cell table:style-name="ce1" office:value-type="string" calcext:value-type="string">
            <text:p>&lt;html&gt;&lt;head/&gt;&lt;body&gt;&lt;p&gt;当游戏未启用时的回中力&lt;/p&gt;&lt;p&gt;游戏启动后就没有&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esktop spring (No FFB)</text:p>
          </table:table-cell>
          <table:table-cell table:style-name="ce1" office:value-type="string" calcext:value-type="string">
            <text:p>桌面回中力（非游戏内）</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Centering force when FFB is inactive&lt;/p&gt;&lt;/body&gt;&lt;/html&gt;</text:p>
          </table:table-cell>
          <table:table-cell table:style-name="ce1" office:value-type="string" calcext:value-type="string">
            <text:p>&lt;html&gt;&lt;head/&gt;&lt;body&gt;&lt;p&gt;当游戏未启用时的回中力&lt;/p&gt;&lt;p&gt;游戏启动后就没有&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Degrees of rotation&lt;/p&gt;&lt;/body&gt;&lt;/html&gt;</text:p>
          </table:table-cell>
          <table:table-cell table:style-name="ce1" office:value-type="string" calcext:value-type="string">
            <text:p>&lt;html&gt;&lt;head/&gt;&lt;body&gt;&lt;p&gt;旋转角度范围&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ange (deg)</text:p>
          </table:table-cell>
          <table:table-cell table:style-name="ce1" office:value-type="string" calcext:value-type="string">
            <text:p>角度范围（角度）</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FB Power</text:p>
          </table:table-cell>
          <table:table-cell table:style-name="ce1" office:value-type="string" calcext:value-type="string">
            <text:p>力反馈功率</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How stiff the endstop should be (Tune to taste while keeping noise low)&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High = Effects and endstop have the same peak torque. Low = effect peak is reduced to make endstop more prominent&lt;/p&gt;&lt;/body&gt;&lt;/html&gt;</text:p>
          </table:table-cell>
          <table:table-cell table:number-columns-repeated="1021"/>
        </table:table-row>
        <table:table-row table:style-name="ro1">
          <table:table-cell table:style-name="ce1" office:value-type="string" calcext:value-type="string">
            <text:p>Form</text:p>
          </table:table-cell>
          <table:table-cell table:style-name="ce2" office:value-type="string" calcext:value-type="string">
            <text:p>0</text:p>
            <text:p>(0%)</text:p>
          </table:table-cell>
          <table:table-cell table:style-name="ce1" office:value-type="string" calcext:value-type="string">
            <text:p>0</text:p>
            <text:p>(0%)</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How much torque going to be used from the motor. &lt;br/&gt;&lt;br/&gt;More power means more current being used from the motor as well as stronger ffb.&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ower</text:p>
          </table:table-cell>
          <table:table-cell table:style-name="ce1" office:value-type="string" calcext:value-type="string">
            <text:p>力的大小</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How much torque will be reserved to stop the motor for endstop effect.&lt;/p&gt;&lt;/body&gt;&lt;/html&gt;</text:p>
          </table:table-cell>
          <table:table-cell table:style-name="ce1" office:value-type="string" calcext:value-type="string">
            <text:p>&lt;html&gt;&lt;head/&gt;&lt;body&gt;&lt;p&gt;预留多少扭矩给限位效果&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dstop gain</text:p>
          </table:table-cell>
          <table:table-cell table:style-name="ce1" office:value-type="string" calcext:value-type="string">
            <text:p>限位增益</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0</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the effects used by the force feedback effects from the game.&lt;/p&gt;&lt;p&gt;It defines the peak torque of the motor.&lt;/p&gt;&lt;/body&gt;&lt;/html&gt;</text:p>
          </table:table-cell>
          <table:table-cell table:style-name="ce1" office:value-type="string" calcext:value-type="string">
            <text:p>&lt;html&gt;&lt;head/&gt;&lt;body&gt;&lt;p&gt;游戏中力反馈效果的强度.&lt;/p&gt;&lt;p&gt;它定义了电机的峰值扭矩。&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ffects intensity</text:p>
          </table:table-cell>
          <table:table-cell table:style-name="ce1" office:value-type="string" calcext:value-type="string">
            <text:p>效果强度</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ctive effects</text:p>
          </table:table-cell>
          <table:table-cell table:style-name="ce1" office:value-type="string" calcext:value-type="string">
            <text:p>实时游戏效果</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nstant</text:p>
          </table:table-cell>
          <table:table-cell table:style-name="ce1" office:value-type="string" calcext:value-type="string">
            <text:p>常量</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amp</text:p>
          </table:table-cell>
          <table:table-cell table:style-name="ce1" office:value-type="string" calcext:value-type="string">
            <text:p>斜坡波</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pring</text:p>
          </table:table-cell>
          <table:table-cell table:style-name="ce1" office:value-type="string" calcext:value-type="string">
            <text:p>弹簧</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lt;span style=" font-weight:696; font-style:italic;"&gt;Effect&lt;/span&gt;&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awtooth -</text:p>
          </table:table-cell>
          <table:table-cell table:style-name="ce1" office:value-type="string" calcext:value-type="string">
            <text:p>锯齿-</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iction</text:p>
          </table:table-cell>
          <table:table-cell table:style-name="ce1" office:value-type="string" calcext:value-type="string">
            <text:p>阻力</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ustom</text:p>
          </table:table-cell>
          <table:table-cell table:style-name="ce1" office:value-type="string" calcext:value-type="string">
            <text:p>定制</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lt;span style=" font-weight:696; font-style:italic;"&gt;Current number&lt;/span&gt;&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ertia</text:p>
          </table:table-cell>
          <table:table-cell table:style-name="ce1" office:value-type="string" calcext:value-type="string">
            <text:p>惯量</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awtooth +</text:p>
          </table:table-cell>
          <table:table-cell table:style-name="ce1" office:value-type="string" calcext:value-type="string">
            <text:p>锯齿+</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riangle</text:p>
          </table:table-cell>
          <table:table-cell table:style-name="ce1" office:value-type="string" calcext:value-type="string">
            <text:p>三角波</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quare</text:p>
          </table:table-cell>
          <table:table-cell table:style-name="ce1" office:value-type="string" calcext:value-type="string">
            <text:p>方波</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ine</text:p>
          </table:table-cell>
          <table:table-cell table:style-name="ce1" office:value-type="string" calcext:value-type="string">
            <text:p>正弦波</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amper</text:p>
          </table:table-cell>
          <table:table-cell table:style-name="ce1" office:value-type="string" calcext:value-type="string">
            <text:p>阻尼</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xis</text:p>
          </table:table-cell>
          <table:table-cell table:style-name="ce1" office:value-type="string" calcext:value-type="string">
            <text:p>轴</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ffects forces</text:p>
          </table:table-cell>
          <table:table-cell table:style-name="ce1" office:value-type="string" calcext:value-type="string">
            <text:p>效果力</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amper (speed effect)</text:p>
          </table:table-cell>
          <table:table-cell table:style-name="ce1" office:value-type="string" calcext:value-type="string">
            <text:p>阻尼器（速度效果）</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eq</text:p>
          </table:table-cell>
          <table:table-cell table:style-name="ce1" office:value-type="string" calcext:value-type="string">
            <text:p>频率</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Q.</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Gain</text:p>
          </table:table-cell>
          <table:table-cell table:style-name="ce1" office:value-type="string" calcext:value-type="string">
            <text:p>增益</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ertia (acceleration effect)</text:p>
          </table:table-cell>
          <table:table-cell table:style-name="ce1" office:value-type="string" calcext:value-type="string">
            <text:p>惯性（加速效应）</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iction (speed effect)</text:p>
          </table:table-cell>
          <table:table-cell table:style-name="ce1" office:value-type="string" calcext:value-type="string">
            <text:p>摩擦（速度效应）</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mooth</text:p>
          </table:table-cell>
          <table:table-cell table:style-name="ce1" office:value-type="string" calcext:value-type="string">
            <text:p>平滑</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pring (position effect)</text:p>
          </table:table-cell>
          <table:table-cell table:style-name="ce1" office:value-type="string" calcext:value-type="string">
            <text:p>弹簧（位置效果）</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store Default</text:p>
          </table:table-cell>
          <table:table-cell table:style-name="ce1" office:value-type="string" calcext:value-type="string">
            <text:p>恢复默认</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Filter mode for conditional effects. Custom or default (recommended) filter values.&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ffect filter profile (advanced)</text:p>
          </table:table-cell>
          <table:table-cell table:style-name="ce1" office:value-type="string" calcext:value-type="string">
            <text:p>效果过滤配置（高级）</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efault</text:p>
          </table:table-cell>
          <table:table-cell table:style-name="ce1" office:value-type="string" calcext:value-type="string">
            <text:p>默认</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ad metrics on axis</text:p>
          </table:table-cell>
          <table:table-cell table:style-name="ce1" office:value-type="string" calcext:value-type="string">
            <text:p>在轴上读取指标</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lear Errors</text:p>
          </table:table-cell>
          <table:table-cell table:style-name="ce1" office:value-type="string" calcext:value-type="string">
            <text:p>清除错误</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lear Logs</text:p>
          </table:table-cell>
          <table:table-cell table:style-name="ce1" office:value-type="string" calcext:value-type="string">
            <text:p>清除日志</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rrors</text:p>
          </table:table-cell>
          <table:table-cell table:style-name="ce1" office:value-type="string" calcext:value-type="string">
            <text:p>报错</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ogs</text:p>
          </table:table-cell>
          <table:table-cell table:style-name="ce1" office:value-type="string" calcext:value-type="string">
            <text:p>日志</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Gamepad</text:p>
          </table:table-cell>
          <table:table-cell table:style-name="ce1" office:value-type="string" calcext:value-type="string">
            <text:p>按钮和轴</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ettings</text:p>
          </table:table-cell>
          <table:table-cell table:style-name="ce1" office:value-type="string" calcext:value-type="string">
            <text:p>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Gamepad update rate</text:p>
          </table:table-cell>
          <table:table-cell table:style-name="ce1" office:value-type="string" calcext:value-type="string">
            <text:p>按钮和轴的更新速度</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Changes the speed at which reports are sent. Slower values skip more packets if the system can't keep up.&lt;/p&gt;&lt;/body&gt;&lt;/html&gt;</text:p>
          </table:table-cell>
          <table:table-cell table:style-name="ce1" office:value-type="string" calcext:value-type="string">
            <text:p>&lt;html&gt;&lt;head/&gt;&lt;body&gt;&lt;p&gt;更改发送报告的速度。如果系统跟不上，设置为更慢的值，会跳过更多数据包。&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Button sources</text:p>
          </table:table-cell>
          <table:table-cell table:style-name="ce1" office:value-type="string" calcext:value-type="string">
            <text:p>按钮源</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nalog axes</text:p>
          </table:table-cell>
          <table:table-cell table:style-name="ce1" office:value-type="string" calcext:value-type="string">
            <text:p>轴 源</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nditional effects settings (Game effects)</text:p>
          </table:table-cell>
          <table:table-cell table:style-name="ce1" office:value-type="string" calcext:value-type="string">
            <text:p>额外的效果设置（游戏效果）</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pm</text:p>
          </table:table-cell>
          <table:table-cell table:style-name="ce1" office:value-type="string" calcext:value-type="string">
            <text:p>RPM</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inertia effect&lt;/p&gt;&lt;/body&gt;&lt;/html&gt;</text:p>
          </table:table-cell>
          <table:table-cell table:style-name="ce1" office:value-type="string" calcext:value-type="string">
            <text:p>&lt;html&gt;&lt;head/&gt;&lt;body&gt;&lt;p&gt;惯性效果强度&lt;/p&gt;&lt;/body&gt;&lt;/html&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friction effect&lt;/p&gt;&lt;/body&gt;&lt;/html&gt;</text:p>
          </table:table-cell>
          <table:table-cell table:style-name="ce1" office:value-type="string" calcext:value-type="string">
            <text:p>&lt;html&gt;&lt;head/&gt;&lt;body&gt;&lt;p&gt;阻力效果强度&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iction Gain</text:p>
          </table:table-cell>
          <table:table-cell table:style-name="ce1" office:value-type="string" calcext:value-type="string">
            <text:p>阻力增益</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s2</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friction effects&lt;/p&gt;&lt;/body&gt;&lt;/html&gt;</text:p>
          </table:table-cell>
          <table:table-cell table:style-name="ce1" office:value-type="string" calcext:value-type="string">
            <text:p>&lt;html&gt;&lt;head/&gt;&lt;body&gt;&lt;p&gt;阻力效果的强度&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spring effects&lt;/p&gt;&lt;/body&gt;&lt;/html&gt;</text:p>
          </table:table-cell>
          <table:table-cell table:style-name="ce1" office:value-type="string" calcext:value-type="string">
            <text:p>&lt;html&gt;&lt;head/&gt;&lt;body&gt;&lt;p&gt;弹簧效果的强度&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pring Gain</text:p>
          </table:table-cell>
          <table:table-cell table:style-name="ce1" office:value-type="string" calcext:value-type="string">
            <text:p>弹簧增益</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ax effect at</text:p>
          </table:table-cell>
          <table:table-cell table:style-name="ce1" office:value-type="string" calcext:value-type="string">
            <text:p>最大效果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damper effect to smooth out acceleration spikes.&lt;/p&gt;&lt;/body&gt;&lt;/html&gt;</text:p>
          </table:table-cell>
          <table:table-cell table:style-name="ce1" office:value-type="string" calcext:value-type="string">
            <text:p>&lt;html&gt;&lt;head/&gt;&lt;body&gt;&lt;p&gt;阻尼效应的强度，以平滑加速度峰值。&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amper Gain</text:p>
          </table:table-cell>
          <table:table-cell table:style-name="ce1" office:value-type="string" calcext:value-type="string">
            <text:p>阻尼增益</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tensity of inertia effects&lt;/p&gt;&lt;/body&gt;&lt;/html&gt;</text:p>
          </table:table-cell>
          <table:table-cell table:style-name="ce1" office:value-type="string" calcext:value-type="string">
            <text:p>&lt;html&gt;&lt;head/&gt;&lt;body&gt;&lt;p&gt;惯性效应的强度&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ertia Gain</text:p>
          </table:table-cell>
          <table:table-cell table:style-name="ce1" office:value-type="string" calcext:value-type="string">
            <text:p>惯性增益</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dvanced Tuning</text:p>
          </table:table-cell>
          <table:table-cell table:style-name="ce1" office:value-type="string" calcext:value-type="string">
            <text:p>高级微调</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tatic effect settings (Game effects)</text:p>
          </table:table-cell>
          <table:table-cell table:style-name="ce1" office:value-type="string" calcext:value-type="string">
            <text:p>静态效果设置（游戏效果）</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Lowpass filter frequency for constant force effect.&lt;/p&gt;&lt;p&gt;Applies only to the CF effect (usually covers all physics based forces for most games) and interpolated between updates.&lt;/p&gt;&lt;p&gt;Use this filter to tune between sharp and smooth forces and to reduce noise. &lt;br/&gt;Should be lower than games FFB update speed.&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eq.</text:p>
          </table:table-cell>
          <table:table-cell table:style-name="ce1" office:value-type="string" calcext:value-type="string">
            <text:p>频率</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Lowpass filter for constant force effect.&lt;/p&gt;&lt;p&gt;Applies only to the CF effect (usually covers all physics based forces for most games) and interpolated between updates.&lt;/p&gt;&lt;p&gt;Use this filter to tune between sharp and smooth forces and to reduce noise. &lt;br/&gt;Frequency should be lower than games FFB update speed.&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Constant&lt;br/&gt;Force&lt;br/&gt;Filter&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Q Factor for constant force low pass filter.&lt;br/&gt;Controls how sharp the response drops at the frequency limit.&lt;/p&gt;&lt;p&gt;Be careful to prevent oscillations by not limiting the bandwidth too much.&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Q</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Midi</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trength</text:p>
          </table:table-cell>
          <table:table-cell table:style-name="ce1" office:value-type="string" calcext:value-type="string">
            <text:p>力量</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mplitude</text:p>
          </table:table-cell>
          <table:table-cell table:style-name="ce1" office:value-type="string" calcext:value-type="string">
            <text:p>振幅</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fo</text:p>
          </table:table-cell>
          <table:table-cell table:style-name="ce1" office:value-type="string" calcext:value-type="string">
            <text:p>信息</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This only works with the TMC4671. &lt;/p&gt;&lt;p&gt;Set it up first and make sure it initialized.&lt;/p&gt;&lt;p&gt;When a note is played on the first channel it will strongly hold the motor&lt;/p&gt;&lt;p&gt;and modulate the electrical angle in a sine wave.&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xis state:</text:p>
          </table:table-cell>
          <table:table-cell table:style-name="ce1" office:value-type="string" calcext:value-type="string">
            <text:p>轴状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Voltage:</text:p>
          </table:table-cell>
          <table:table-cell table:style-name="ce1" office:value-type="string" calcext:value-type="string">
            <text:p>电压</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rrors:</text:p>
          </table:table-cell>
          <table:table-cell table:style-name="ce1" office:value-type="string" calcext:value-type="string">
            <text:p>错误：</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None</text:p>
          </table:table-cell>
          <table:table-cell table:style-name="ce1" office:value-type="string" calcext:value-type="string">
            <text:p>无</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Help</text:p>
          </table:table-cell>
          <table:table-cell table:style-name="ce1" office:value-type="string" calcext:value-type="string">
            <text:p>帮助</text:p>
          </table:table-cell>
          <table:table-cell table:number-columns-repeated="1021"/>
        </table:table-row>
        <table:table-row table:style-name="ro1">
          <table:table-cell table:style-name="ce1" office:value-type="string" calcext:value-type="string">
            <text:p>Form</text:p>
          </table:table-cell>
          <table:table-cell table:style-name="ce2"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This controls an ODrive via CAN bus.&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Setup:&lt;/span&gt;&lt;/p&gt;</text:p>
            <text:p>&lt;p style=" margin-top:0px; margin-bottom:0px; margin-left:0px; margin-right:0px; -qt-block-indent:0; text-indent:0px;"&gt;The CAN protocol is limited. No setup can be done via CAN.&lt;/p&gt;</text:p>
            <text:p>&lt;p style=" margin-top:0px; margin-bottom:0px; margin-left:0px; margin-right:0px; -qt-block-indent:0; text-indent:0px;"&gt;The CAN ID and CAN speed must match the values set  in the ODrive.&lt;/p&gt;</text:p>
            <text:p>&lt;p style=" margin-top:0px; margin-bottom:0px; margin-left:0px; margin-right:0px; -qt-block-indent:0; text-indent:0px;"&gt;Remember to terminate the CAN bus by connecting 120 Ohm resistors on both ends if not present!&lt;/p&gt;</text:p>
            <text:p>&lt;p style="-qt-paragraph-type:empty; margin-top:0px; margin-bottom:0px; margin-left:0px; margin-right:0px; -qt-block-indent:0; text-indent:0px;"&gt;&lt;br /&gt;&lt;/p&gt;</text:p>
            <text:p>&lt;p style=" margin-top:0px; margin-bottom:0px; margin-left:0px; margin-right:0px; -qt-block-indent:0; text-indent:0px;"&gt;You may want to set up the ODrive to automatically calibrate at startup depending on your motor and encoder setup.&lt;/p&gt;</text:p>
            <text:p>&lt;p style="-qt-paragraph-type:empty; margin-top:0px; margin-bottom:0px; margin-left:0px; margin-right:0px; -qt-block-indent:0; text-indent:0px;"&gt;&lt;br /&gt;&lt;/p&gt;</text:p>
            <text:p>&lt;p style=" margin-top:0px; margin-bottom:0px; margin-left:0px; margin-right:0px; -qt-block-indent:0; text-indent:0px;"&gt;Once the ODrive enters closed loop torque mode the FFBoard will start reading the encoder position and sending torque values. &lt;/p&gt;</text:p>
            <text:p>&lt;p style=" margin-top:0px; margin-bottom:0px; margin-left:0px; margin-right:0px; -qt-block-indent:0; text-indent:0px;"&gt;You might have to disable some protections that could trip during use like the overspeed error.&lt;/p&gt;</text:p>
            <text:p>&lt;p style="-qt-paragraph-type:empty; margin-top:0px; margin-bottom:0px; margin-left:0px; margin-right:0px; -qt-block-indent:0; text-indent:0px;"&gt;&lt;br /&gt;&lt;/p&gt;</text:p>
            <text:p>&lt;p style=" margin-top:0px; margin-bottom:0px; margin-left:0px; margin-right:0px; -qt-block-indent:0; text-indent:0px;"&gt;Check the ODrive reference for manual setup.&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Torque:&lt;/span&gt;&lt;/p&gt;</text:p>
            <text:p>&lt;p style=" margin-top:0px; margin-bottom:0px; margin-left:0px; margin-right:0px; -qt-block-indent:0; text-indent:0px;"&gt;Because the ODrive only allows Nm values as torque input you have to set a maximum torque value scaler (full FFB = this value sent to ODrive). This depends on your motor. &lt;/p&gt;</text:p>
            <text:p>&lt;p style=" margin-top:0px; margin-bottom:0px; margin-left:0px; margin-right:0px; -qt-block-indent:0; text-indent:0px;"&gt;A value too high causes early clipping if it is not possible for the ODrive to reach this valu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speeds:&lt;/span&gt;&lt;/p&gt;</text:p>
            <text:p>&lt;p style=" margin-top:0px; margin-bottom:0px; margin-left:0px; margin-right:0px; -qt-block-indent:0; text-indent:0px;"&gt;FFB requires a 1kHz update rate for encoder positions and torque. &lt;/p&gt;</text:p>
            <text:p>&lt;p style=" margin-top:0px; margin-bottom:0px; margin-left:0px; margin-right:0px; -qt-block-indent:0; text-indent:0px;"&gt;A baud rate of at least 250k (1 motor) or 500k (2 motors) is required to barely meet this requirement (packet loss possible).&lt;/p&gt;</text:p>
            <text:p>&lt;p style=" margin-top:0px; margin-bottom:0px; margin-left:0px; margin-right:0px; -qt-block-indent:0; text-indent:0px;"&gt;Its recommended to use 500k (1 motor) or 1M (1 or 2 motors) if possible.&lt;/p&gt;&lt;/body&gt;&lt;/html&gt;</text:p>
          </table:table-cell>
          <table:table-cell table:style-name="ce1"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This controls an ODrive via CAN bus.&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Setup:&lt;/span&gt;&lt;/p&gt;</text:p>
            <text:p>&lt;p style=" margin-top:0px; margin-bottom:0px; margin-left:0px; margin-right:0px; -qt-block-indent:0; text-indent:0px;"&gt;The CAN protocol is limited. No setup can be done via CAN.&lt;/p&gt;</text:p>
            <text:p>&lt;p style=" margin-top:0px; margin-bottom:0px; margin-left:0px; margin-right:0px; -qt-block-indent:0; text-indent:0px;"&gt;The CAN ID and CAN speed must match the values set  in the ODrive.&lt;/p&gt;</text:p>
            <text:p>&lt;p style=" margin-top:0px; margin-bottom:0px; margin-left:0px; margin-right:0px; -qt-block-indent:0; text-indent:0px;"&gt;Remember to terminate the CAN bus by connecting 120 Ohm resistors on both ends if not present!&lt;/p&gt;</text:p>
            <text:p>&lt;p style="-qt-paragraph-type:empty; margin-top:0px; margin-bottom:0px; margin-left:0px; margin-right:0px; -qt-block-indent:0; text-indent:0px;"&gt;&lt;br /&gt;&lt;/p&gt;</text:p>
            <text:p>&lt;p style=" margin-top:0px; margin-bottom:0px; margin-left:0px; margin-right:0px; -qt-block-indent:0; text-indent:0px;"&gt;You may want to set up the ODrive to automatically calibrate at startup depending on your motor and encoder setup.&lt;/p&gt;</text:p>
            <text:p>&lt;p style="-qt-paragraph-type:empty; margin-top:0px; margin-bottom:0px; margin-left:0px; margin-right:0px; -qt-block-indent:0; text-indent:0px;"&gt;&lt;br /&gt;&lt;/p&gt;</text:p>
            <text:p>&lt;p style=" margin-top:0px; margin-bottom:0px; margin-left:0px; margin-right:0px; -qt-block-indent:0; text-indent:0px;"&gt;Once the ODrive enters closed loop torque mode the FFBoard will start reading the encoder position and sending torque values. &lt;/p&gt;</text:p>
            <text:p>&lt;p style=" margin-top:0px; margin-bottom:0px; margin-left:0px; margin-right:0px; -qt-block-indent:0; text-indent:0px;"&gt;You might have to disable some protections that could trip during use like the overspeed error.&lt;/p&gt;</text:p>
            <text:p>&lt;p style="-qt-paragraph-type:empty; margin-top:0px; margin-bottom:0px; margin-left:0px; margin-right:0px; -qt-block-indent:0; text-indent:0px;"&gt;&lt;br /&gt;&lt;/p&gt;</text:p>
            <text:p>&lt;p style=" margin-top:0px; margin-bottom:0px; margin-left:0px; margin-right:0px; -qt-block-indent:0; text-indent:0px;"&gt;Check the ODrive reference for manual setup.&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Torque:&lt;/span&gt;&lt;/p&gt;</text:p>
            <text:p>&lt;p style=" margin-top:0px; margin-bottom:0px; margin-left:0px; margin-right:0px; -qt-block-indent:0; text-indent:0px;"&gt;Because the ODrive only allows Nm values as torque input you have to set a maximum torque value scaler (full FFB = this value sent to ODrive). This depends on your motor. &lt;/p&gt;</text:p>
            <text:p>&lt;p style=" margin-top:0px; margin-bottom:0px; margin-left:0px; margin-right:0px; -qt-block-indent:0; text-indent:0px;"&gt;A value too high causes early clipping if it is not possible for the ODrive to reach this valu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speeds:&lt;/span&gt;&lt;/p&gt;</text:p>
            <text:p>&lt;p style=" margin-top:0px; margin-bottom:0px; margin-left:0px; margin-right:0px; -qt-block-indent:0; text-indent:0px;"&gt;FFB requires a 1kHz update rate for encoder positions and torque. &lt;/p&gt;</text:p>
            <text:p>&lt;p style=" margin-top:0px; margin-bottom:0px; margin-left:0px; margin-right:0px; -qt-block-indent:0; text-indent:0px;"&gt;A baud rate of at least 250k (1 motor) or 500k (2 motors) is required to barely meet this requirement (packet loss possible).&lt;/p&gt;</text:p>
            <text:p>&lt;p style=" margin-top:0px; margin-bottom:0px; margin-left:0px; margin-right:0px; -qt-block-indent:0; text-indent:0px;"&gt;Its recommended to use 500k (1 motor) or 1M (1 or 2 motors) if possible.&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Drive Settings</text:p>
          </table:table-cell>
          <table:table-cell table:style-name="ce1" office:value-type="string" calcext:value-type="string">
            <text:p>ODrive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AN speed</text:p>
          </table:table-cell>
          <table:table-cell table:style-name="ce1" office:value-type="string" calcext:value-type="string">
            <text:p>CAN总线速度</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ax torque range</text:p>
          </table:table-cell>
          <table:table-cell table:style-name="ce1" office:value-type="string" calcext:value-type="string">
            <text:p>最大扭矩范围</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Nm</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ubmit</text:p>
          </table:table-cell>
          <table:table-cell table:style-name="ce1" office:value-type="string" calcext:value-type="string">
            <text:p>提交</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xis CAN ID</text:p>
          </table:table-cell>
          <table:table-cell table:style-name="ce1" office:value-type="string" calcext:value-type="string">
            <text:p>轴CAN总线ID</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hange CAN settings</text:p>
          </table:table-cell>
          <table:table-cell table:style-name="ce1" office:value-type="string" calcext:value-type="string">
            <text:p>更改CAN设置</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Changing profile update current memory settings.&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ave to flash</text:p>
          </table:table-cell>
          <table:table-cell table:style-name="ce1" office:value-type="string" calcext:value-type="string">
            <text:p>保存到设备</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ad config from Board and update selected profile</text:p>
          </table:table-cell>
          <table:table-cell table:style-name="ce1" office:value-type="string" calcext:value-type="string">
            <text:p>从设备读取配置并更新配置文件</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pen the profile manager</text:p>
          </table:table-cell>
          <table:table-cell table:style-name="ce1" office:value-type="string" calcext:value-type="string">
            <text:p>打开配置文件管理器</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py as</text:p>
          </table:table-cell>
          <table:table-cell table:style-name="ce1" office:value-type="string" calcext:value-type="string">
            <text:p>复制为</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elete</text:p>
          </table:table-cell>
          <table:table-cell table:style-name="ce1" office:value-type="string" calcext:value-type="string">
            <text:p>删除</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name</text:p>
          </table:table-cell>
          <table:table-cell table:style-name="ce1" office:value-type="string" calcext:value-type="string">
            <text:p>重命名</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lose</text:p>
          </table:table-cell>
          <table:table-cell table:style-name="ce1" office:value-type="string" calcext:value-type="string">
            <text:p>关闭</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WM Output</text:p>
          </table:table-cell>
          <table:table-cell table:style-name="ce1" office:value-type="string" calcext:value-type="string">
            <text:p>PWM输出</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utput mode:</text:p>
          </table:table-cell>
          <table:table-cell table:style-name="ce1" office:value-type="string" calcext:value-type="string">
            <text:p>输出模式：</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equency Preset:</text:p>
          </table:table-cell>
          <table:table-cell table:style-name="ce1" office:value-type="string" calcext:value-type="string">
            <text:p>频率预设：</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vert direction</text:p>
          </table:table-cell>
          <table:table-cell table:style-name="ce1" office:value-type="string" calcext:value-type="string">
            <text:p>反转方向</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ther settings:</text:p>
          </table:table-cell>
          <table:table-cell table:style-name="ce1" office:value-type="string" calcext:value-type="string">
            <text:p>其他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Usage</text:p>
          </table:table-cell>
          <table:table-cell table:style-name="ce1" office:value-type="string" calcext:value-type="string">
            <text:p>用法</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lt;span style=" font-size:10pt;"&gt;Set FFB to max power for full range.&lt;/span&gt;&lt;/p&gt;&lt;p&gt;&lt;span style=" font-size:10pt; font-weight:600;"&gt;Connections (For F407 official board):&lt;/span&gt;&lt;/p&gt;&lt;p&gt;&lt;span style=" font-size:10pt; text-decoration: underline;"&gt;RC PPM:&lt;br/&gt;&lt;/span&gt;PWM1: 1000-2000µs with 0 at 1500µs&lt;/p&gt;&lt;p&gt;&lt;span style=" font-size:10pt; text-decoration: underline;"&gt;Centered PWM:&lt;br/&gt;&lt;/span&gt;PWM1: PWM with 0 torque at 50%, -100% at 0% and 100% at 100% pwm&lt;/p&gt;&lt;p&gt;&lt;span style=" font-size:10pt; text-decoration: underline;"&gt;Dual PWM:&lt;br/&gt;&lt;/span&gt;0-100% on PWM1 if torque positive, PWM2 0%&lt;br/&gt;0-100% on PWM2 if torque negative, PWM1 0%&lt;/p&gt;&lt;p&gt;&lt;span style=" font-size:10pt; text-decoration: underline;"&gt;PWM/DIR:&lt;br/&gt;&lt;/span&gt;PWM1: PWM output&lt;br/&gt;PWM3 (PWM2 for disco): Direction (left, inverted to PWM4)&lt;br/&gt;PWM4: Direction (right)&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anual command (help)</text:p>
          </table:table-cell>
          <table:table-cell table:style-name="ce1" office:value-type="string" calcext:value-type="string">
            <text:p>手动命令（可输入help）</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nfiguration</text:p>
          </table:table-cell>
          <table:table-cell table:style-name="ce1" office:value-type="string" calcext:value-type="string">
            <text:p>选项</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ain Class</text:p>
          </table:table-cell>
          <table:table-cell table:style-name="ce1" office:value-type="string" calcext:value-type="string">
            <text:p>主功能</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hange</text:p>
          </table:table-cell>
          <table:table-cell table:style-name="ce1" office:value-type="string" calcext:value-type="string">
            <text:p>切换</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nnect</text:p>
          </table:table-cell>
          <table:table-cell table:style-name="ce1" office:value-type="string" calcext:value-type="string">
            <text:p>连接</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end</text:p>
          </table:table-cell>
          <table:table-cell table:style-name="ce1" office:value-type="string" calcext:value-type="string">
            <text:p>发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lear log</text:p>
          </table:table-cell>
          <table:table-cell table:style-name="ce1" office:value-type="string" calcext:value-type="string">
            <text:p>清除日志</text:p>
          </table:table-cell>
          <table:table-cell table:number-columns-repeated="1021"/>
        </table:table-row>
        <table:table-row table:style-name="ro1">
          <table:table-cell table:style-name="ce1" office:value-type="string" calcext:value-type="string">
            <text:p>Form</text:p>
          </table:table-cell>
          <table:table-cell table:style-name="ce2"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lt;span style=" font-size:10pt; font-weight:600; text-decoration: underline;"&gt;Info:&lt;/span&gt;&lt;/p&gt;</text:p>
            <text:p>&lt;p style="-qt-paragraph-type:empty; margin-top:0px; margin-bottom:0px; margin-left:0px; margin-right:0px; -qt-block-indent:0; text-indent:0px; font-size:10pt;"&gt;&lt;br /&gt;&lt;/p&gt;</text:p>
            <text:p>&lt;p style=" margin-top:0px; margin-bottom:0px; margin-left:0px; margin-right:0px; -qt-block-indent:0; text-indent:0px;"&gt;This mode supports Granite Ioni (and likely Argon) devices set to address 0 via RS485 (requires external transceiver) connected to the motor uart.&lt;/p&gt;</text:p>
            <text:p>&lt;p style="-qt-paragraph-type:empty; margin-top:0px; margin-bottom:0px; margin-left:0px; margin-right:0px; -qt-block-indent:0; text-indent:0px;"&gt;&lt;br /&gt;&lt;/p&gt;</text:p>
            <text:p>&lt;p style=" margin-top:0px; margin-bottom:0px; margin-left:0px; margin-right:0px; -qt-block-indent:0; text-indent:0px;"&gt;Due to the limited bandwidth it is recommended to not have this tab active when FFB is used.&lt;/p&gt;</text:p>
            <text:p>&lt;p style="-qt-paragraph-type:empty; margin-top:0px; margin-bottom:0px; margin-left:0px; margin-right:0px; -qt-block-indent:0; text-indent:0px;"&gt;&lt;br /&gt;&lt;/p&gt;</text:p>
            <text:p>&lt;p style=" margin-top:0px; margin-bottom:0px; margin-left:0px; margin-right:0px; -qt-block-indent:0; text-indent:0px;"&gt;F407 pinout:&lt;br /&gt;* gp7 = TX (RO)&lt;br /&gt;* gp8 = RX (DI)&lt;br /&gt;* DRV_GP = transceiver read/!write (DE/RE)&lt;/p&gt;</text:p>
            <text:p>&lt;p style="-qt-paragraph-type:empty; margin-top:0px; margin-bottom:0px; margin-left:0px; margin-right:0px; -qt-block-indent:0; text-indent:0px;"&gt;&lt;br /&gt;&lt;/p&gt;</text:p>
            <text:p>&lt;p style=" margin-top:0px; margin-bottom:0px; margin-left:0px; margin-right:0px; -qt-block-indent:0; text-indent:0px;"&gt;The driver must be set into torque mode and enabled and the hardware enable and STO pins have to be set accordingly.&lt;/p&gt;</text:p>
            <text:p>&lt;p style="-qt-paragraph-type:empty; margin-top:0px; margin-bottom:0px; margin-left:0px; margin-right:0px; -qt-block-indent:0; text-indent:0px;"&gt;&lt;br /&gt;&lt;/p&gt;</text:p>
            <text:p>&lt;p style=" margin-top:0px; margin-bottom:0px; margin-left:0px; margin-right:0px; -qt-block-indent:0; text-indent:0px;"&gt;This support class is experimental and may not work perfectly but was tested successfully with an IONI + BLDC + ABN encoder.&lt;/p&gt;</text:p>
            <text:p>&lt;p style="-qt-paragraph-type:empty; margin-top:0px; margin-bottom:0px; margin-left:0px; margin-right:0px; -qt-block-indent:0; text-indent:0px;"&gt;&lt;br /&gt;&lt;/p&gt;</text:p>
            <text:p>&lt;p style=" margin-top:0px; margin-bottom:0px; margin-left:0px; margin-right:0px; -qt-block-indent:0; text-indent:0px;"&gt;Check the &lt;a href="https://github.com/Ultrawipf/OpenFFBoard/wiki"&gt;&lt;span style=" font-size:8pt; text-decoration: underline; color:#0000ff;"&gt;OpenFFBoard wiki&lt;/span&gt;&lt;/a&gt; and &lt;a href="https://granitedevices.com/wiki/Main_Page"&gt;&lt;span style=" font-size:8pt; text-decoration: underline; color:#0000ff;"&gt;Granite wiki&lt;/span&gt;&lt;/a&gt; pages for how to connect and set up the motor driver.&lt;/p&gt;&lt;/body&gt;&lt;/html&gt;</text:p>
          </table:table-cell>
          <table:table-cell table:style-name="ce1"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lt;span style=" font-size:10pt; font-weight:600; text-decoration: underline;"&gt;Info:&lt;/span&gt;&lt;/p&gt;</text:p>
            <text:p>&lt;p style="-qt-paragraph-type:empty; margin-top:0px; margin-bottom:0px; margin-left:0px; margin-right:0px; -qt-block-indent:0; text-indent:0px; font-size:10pt;"&gt;&lt;br /&gt;&lt;/p&gt;</text:p>
            <text:p>&lt;p style=" margin-top:0px; margin-bottom:0px; margin-left:0px; margin-right:0px; -qt-block-indent:0; text-indent:0px;"&gt;This mode supports Granite Ioni (and likely Argon) devices set to address 0 via RS485 (requires external transceiver) connected to the motor uart.&lt;/p&gt;</text:p>
            <text:p>&lt;p style="-qt-paragraph-type:empty; margin-top:0px; margin-bottom:0px; margin-left:0px; margin-right:0px; -qt-block-indent:0; text-indent:0px;"&gt;&lt;br /&gt;&lt;/p&gt;</text:p>
            <text:p>&lt;p style=" margin-top:0px; margin-bottom:0px; margin-left:0px; margin-right:0px; -qt-block-indent:0; text-indent:0px;"&gt;Due to the limited bandwidth it is recommended to not have this tab active when FFB is used.&lt;/p&gt;</text:p>
            <text:p>&lt;p style="-qt-paragraph-type:empty; margin-top:0px; margin-bottom:0px; margin-left:0px; margin-right:0px; -qt-block-indent:0; text-indent:0px;"&gt;&lt;br /&gt;&lt;/p&gt;</text:p>
            <text:p>&lt;p style=" margin-top:0px; margin-bottom:0px; margin-left:0px; margin-right:0px; -qt-block-indent:0; text-indent:0px;"&gt;F407 pinout:&lt;br /&gt;* gp7 = TX (RO)&lt;br /&gt;* gp8 = RX (DI)&lt;br /&gt;* DRV_GP = transceiver read/!write (DE/RE)&lt;/p&gt;</text:p>
            <text:p>&lt;p style="-qt-paragraph-type:empty; margin-top:0px; margin-bottom:0px; margin-left:0px; margin-right:0px; -qt-block-indent:0; text-indent:0px;"&gt;&lt;br /&gt;&lt;/p&gt;</text:p>
            <text:p>&lt;p style=" margin-top:0px; margin-bottom:0px; margin-left:0px; margin-right:0px; -qt-block-indent:0; text-indent:0px;"&gt;The driver must be set into torque mode and enabled and the hardware enable and STO pins have to be set accordingly.&lt;/p&gt;</text:p>
            <text:p>&lt;p style="-qt-paragraph-type:empty; margin-top:0px; margin-bottom:0px; margin-left:0px; margin-right:0px; -qt-block-indent:0; text-indent:0px;"&gt;&lt;br /&gt;&lt;/p&gt;</text:p>
            <text:p>&lt;p style=" margin-top:0px; margin-bottom:0px; margin-left:0px; margin-right:0px; -qt-block-indent:0; text-indent:0px;"&gt;This support class is experimental and may not work perfectly but was tested successfully with an IONI + BLDC + ABN encoder.&lt;/p&gt;</text:p>
            <text:p>&lt;p style="-qt-paragraph-type:empty; margin-top:0px; margin-bottom:0px; margin-left:0px; margin-right:0px; -qt-block-indent:0; text-indent:0px;"&gt;&lt;br /&gt;&lt;/p&gt;</text:p>
            <text:p>&lt;p style=" margin-top:0px; margin-bottom:0px; margin-left:0px; margin-right:0px; -qt-block-indent:0; text-indent:0px;"&gt;Check the &lt;a href="https://github.com/Ultrawipf/OpenFFBoard/wiki"&gt;&lt;span style=" font-size:8pt; text-decoration: underline; color:#0000ff;"&gt;OpenFFBoard wiki&lt;/span&gt;&lt;/a&gt; and &lt;a href="https://granitedevices.com/wiki/Main_Page"&gt;&lt;span style=" font-size:8pt; text-decoration: underline; color:#0000ff;"&gt;Granite wiki&lt;/span&gt;&lt;/a&gt; pages for how to connect and set up the motor driver.&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orque:</text:p>
          </table:table-cell>
          <table:table-cell table:style-name="ce1" office:value-type="string" calcext:value-type="string">
            <text:p>扭矩：</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V</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A</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No communication errors</text:p>
          </table:table-cell>
          <table:table-cell table:style-name="ce1" office:value-type="string" calcext:value-type="string">
            <text:p>没有通信错误</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Simplemotion</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river status flags:</text:p>
          </table:table-cell>
          <table:table-cell table:style-name="ce1" office:value-type="string" calcext:value-type="string">
            <text:p>驱动状态标志位：</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start driver</text:p>
          </table:table-cell>
          <table:table-cell table:style-name="ce1" office:value-type="string" calcext:value-type="string">
            <text:p>重启驱动</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Total HID FFB update rate of all effects. CF rate for constant force effect only&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ffbfreq</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ffbcnx</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FFB</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disconnected</text:p>
          </table:table-cell>
          <table:table-cell table:style-name="ce1" office:value-type="string" calcext:value-type="string">
            <text:p>已断开</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ext:p>
          </table:table-cell>
          <table:table-cell table:style-name="ce1" office:value-type="string" calcext:value-type="string">
            <text:p><text:s/>- </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cnx</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ree rtos RAM :</text:p>
          </table:table-cell>
          <table:table-cell table:style-name="ce1" office:value-type="string" calcext:value-type="string">
            <text:p>RTOS的剩余实时内存：</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TMC4671</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otor</text:p>
          </table:table-cell>
          <table:table-cell table:style-name="ce1" office:value-type="string" calcext:value-type="string">
            <text:p>电机</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otor Type</text:p>
          </table:table-cell>
          <table:table-cell table:style-name="ce1" office:value-type="string" calcext:value-type="string">
            <text:p>电机类型</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ole Pairs</text:p>
          </table:table-cell>
          <table:table-cell table:style-name="ce1" office:value-type="string" calcext:value-type="string">
            <text:p>极对数</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lt;html&gt;&lt;head/&gt;&lt;body&gt;&lt;p&gt;Inverts forces received by the driver when combine with ext. encoder is active if the internal and external encoder directions don't match&lt;/p&gt;&lt;/body&gt;&lt;/html&gt;</text:p>
          </table:table-cell>
          <table:table-cell table:style-name="ce1" office:value-type="string" calcext:value-type="string">
            <text:p>&lt;html&gt;&lt;head/&gt;&lt;body&gt;&lt;p&gt;如果内部和外部编码器方向不一致，则在启用与外部编码器结合时，将驱动器接收到的作用力置换为内部和外部编码器方向&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vert forces (ext. encoder)</text:p>
          </table:table-cell>
          <table:table-cell table:style-name="ce1" office:value-type="string" calcext:value-type="string">
            <text:p>反向力（外部编码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pply motor settings</text:p>
          </table:table-cell>
          <table:table-cell table:style-name="ce1" office:value-type="string" calcext:value-type="string">
            <text:p>应用电机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IDs</text:p>
          </table:table-cell>
          <table:table-cell table:style-name="ce1" office:value-type="string" calcext:value-type="string">
            <text:p>PID</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orque P</text:p>
          </table:table-cell>
          <table:table-cell table:style-name="ce1" office:value-type="string" calcext:value-type="string">
            <text:p>扭矩P</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orque I</text:p>
          </table:table-cell>
          <table:table-cell table:style-name="ce1" office:value-type="string" calcext:value-type="string">
            <text:p>扭矩I</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lux P</text:p>
          </table:table-cell>
          <table:table-cell table:style-name="ce1" office:value-type="string" calcext:value-type="string">
            <text:p>通量P</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lux I</text:p>
          </table:table-cell>
          <table:table-cell table:style-name="ce1" office:value-type="string" calcext:value-type="string">
            <text:p>通量I</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pply PID settings</text:p>
          </table:table-cell>
          <table:table-cell table:style-name="ce1" office:value-type="string" calcext:value-type="string">
            <text:p>应用PID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 Precision (1/16)</text:p>
          </table:table-cell>
          <table:table-cell table:style-name="ce1" office:value-type="string" calcext:value-type="string">
            <text:p>P精度（1/16）</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 Precision (1/16)</text:p>
          </table:table-cell>
          <table:table-cell table:style-name="ce1" office:value-type="string" calcext:value-type="string">
            <text:p>I精确（1/16）</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utotune</text:p>
          </table:table-cell>
          <table:table-cell table:style-name="ce1" office:value-type="string" calcext:value-type="string">
            <text:p>自动调节</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Toggles between parallel and sequential PI modes. Requires retuning.&lt;br/&gt;Advanced (sequential) can improve impulse response.&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equential PI</text:p>
          </table:table-cell>
          <table:table-cell table:style-name="ce1" office:value-type="string" calcext:value-type="string">
            <text:p>序列式PI</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Space vector PWM increases the speed of BLDC motors by allowing higher phase voltage.&lt;/p&gt;&lt;p&gt;Disable if the star point is not isolated.&lt;/p&gt;&lt;/body&gt;&lt;/html&gt;</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SV-PWM</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text:p>
          </table:table-cell>
          <table:table-cell table:style-name="ce1" office:value-type="string" calcext:value-type="string">
            <text:p>编码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Type</text:p>
          </table:table-cell>
          <table:table-cell table:style-name="ce1" office:value-type="string" calcext:value-type="string">
            <text:p>编码器类型</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NONE</text:p>
          </table:table-cell>
          <table:table-cell table:style-name="ce1" office:value-type="string" calcext:value-type="string">
            <text:p>无</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PR (4*PPR)</text:p>
          </table:table-cell>
          <table:table-cell table:style-name="ce1" office:value-type="string" calcext:value-type="string">
            <text:p>CPR（4*PPR）</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Encoder resolution after quadrature (4 * PPR = CPR)&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BN polarity (LOW)</text:p>
          </table:table-cell>
          <table:table-cell table:style-name="ce1" office:value-type="string" calcext:value-type="string">
            <text:p>ABN极性 (LOW)</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Home with ABN index</text:p>
          </table:table-cell>
          <table:table-cell table:style-name="ce1" office:value-type="string" calcext:value-type="string">
            <text:p>使用ABN的定位回中</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Allows using a local TMC encoder for commutation and an externally selected encoder for position reporting&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mbine ext. encoder</text:p>
          </table:table-cell>
          <table:table-cell table:style-name="ce1" office:value-type="string" calcext:value-type="string">
            <text:p>与外置编码器一起使用</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External encoder forwards the encoder&lt;/p&gt;&lt;p&gt;selection of the Axis (if available).&lt;br/&gt;Please select the encoder there.&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 Power</text:p>
          </table:table-cell>
          <table:table-cell table:style-name="ce1" office:value-type="string" calcext:value-type="string">
            <text:p>%p% 功率</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ore</text:p>
          </table:table-cell>
          <table:table-cell table:style-name="ce1" office:value-type="string" calcext:value-type="string">
            <text:p>更多</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orque Filter</text:p>
          </table:table-cell>
          <table:table-cell table:style-name="ce1" office:value-type="string" calcext:value-type="string">
            <text:p>扭矩滤波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orque Filter freq.</text:p>
          </table:table-cell>
          <table:table-cell table:style-name="ce1" office:value-type="string" calcext:value-type="string">
            <text:p>扭矩滤波器频率</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Hz</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Caution: can increase max speed but can also cause steppers to accelerate exponentially if too high&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lux field weakening</text:p>
          </table:table-cell>
          <table:table-cell table:style-name="ce1" office:value-type="string" calcext:value-type="string">
            <text:p>磁通量场削弱</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HW Version</text:p>
          </table:table-cell>
          <table:table-cell table:style-name="ce1" office:value-type="string" calcext:value-type="string">
            <text:p>硬件版本</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elect hardware version</text:p>
          </table:table-cell>
          <table:table-cell table:style-name="ce1" office:value-type="string" calcext:value-type="string">
            <text:p>选择硬件版本</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Force encoder alignment</text:p>
          </table:table-cell>
          <table:table-cell table:style-name="ce1" office:value-type="string" calcext:value-type="string">
            <text:p>强制开始编码器校准</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tart full calibration</text:p>
          </table:table-cell>
          <table:table-cell table:style-name="ce1" office:value-type="string" calcext:value-type="string">
            <text:p>开始完整校准</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tate:</text:p>
          </table:table-cell>
          <table:table-cell table:style-name="ce1" office:value-type="string" calcext:value-type="string">
            <text:p>状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State</text:p>
          </table:table-cell>
          <table:table-cell table:style-name="ce1" office:value-type="string" calcext:value-type="string">
            <text:p>状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Motor current:</text:p>
          </table:table-cell>
          <table:table-cell table:style-name="ce1" office:value-type="string" calcext:value-type="string">
            <text:p>电机电流：</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0A</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emperature:</text:p>
          </table:table-cell>
          <table:table-cell table:style-name="ce1" office:value-type="string" calcext:value-type="string">
            <text:p>温度：</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0°C</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0V</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Use flux component to dissipate energy before enabling the brake resistor. &lt;/p&gt;&lt;p&gt;Heats up the motor slightly more. Brake resistor will still operate normally.&lt;/p&gt;&lt;p&gt;Only disable if suitable brake resistor is installed.&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refer energy dissipation in motor</text:p>
          </table:table-cell>
          <table:table-cell table:style-name="ce1" office:value-type="string" calcext:value-type="string">
            <text:p>使用电机消耗能量</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TMC4671 debug mode&lt;/p&gt;&lt;p&gt;&lt;br/&gt;&lt;/p&gt;&lt;p&gt;This is an advanced mode and misuse can lead to damage to the hardware or injury!&lt;br/&gt;In order to use FOC control modes like velocity, torque and position manually set the encoder.&lt;br/&gt;By default the encoder is set to none to prevent the initial alignment from starting.&lt;br/&gt;&lt;br/&gt;To connect to the TMCL-IDE disconnect this configurator to free the serial port.&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Updatebrowser</text:p>
          </table:table-cell>
          <table:table-cell table:style-name="ce1" office:value-type="string" calcext:value-type="string">
            <text:p>更新查看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fo: Use the main repo for firmware updates and always use matching configurator release</text:p>
          </table:table-cell>
          <table:table-cell table:style-name="ce1" office:value-type="string" calcext:value-type="string">
            <text:p>使用软件源进行固件更新，使用匹配的软件版本</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leases</text:p>
          </table:table-cell>
          <table:table-cell table:style-name="ce1" office:value-type="string" calcext:value-type="string">
            <text:p>版本</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lease files</text:p>
          </table:table-cell>
          <table:table-cell table:style-name="ce1" office:value-type="string" calcext:value-type="string">
            <text:p>版本文件</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Repository</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Ultrawipf/OpenFFBoard&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penFFBoard (Firmware + Configurator)</text:p>
          </table:table-cell>
          <table:table-cell table:style-name="ce1" office:value-type="string" calcext:value-type="string">
            <text:p>OpenFFBoard（固件 +软件）</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lt;html&gt;&lt;head/&gt;&lt;body&gt;&lt;p&gt;Ultrawipf/OpenFFBoard-configurator&lt;/p&gt;&lt;/body&gt;&lt;/html&gt;</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onfigurator only (Only use if newer than main repo)</text:p>
          </table:table-cell>
          <table:table-cell table:style-name="ce1" office:value-type="string" calcext:value-type="string">
            <text:p>仅配置器（仅当比主仓库更新时使用）</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lease notes</text:p>
          </table:table-cell>
          <table:table-cell table:style-name="ce1" office:value-type="string" calcext:value-type="string">
            <text:p>发行说明</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Notify about releases at startup</text:p>
          </table:table-cell>
          <table:table-cell table:style-name="ce1" office:value-type="string" calcext:value-type="string">
            <text:p>在启动时显示更新</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Remote Vesc state</text:p>
          </table:table-cell>
          <table:table-cell table:style-name="ce1" office:value-type="string" calcext:value-type="string">
            <text:p>远程VESC状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Axis state</text:p>
          </table:table-cell>
          <table:table-cell table:style-name="ce1" office:value-type="string" calcext:value-type="string">
            <text:p>轴状态</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rate (sample/s)</text:p>
          </table:table-cell>
          <table:table-cell table:style-name="ce1" office:value-type="string" calcext:value-type="string">
            <text:p>编码器速率（样本/s）</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Input voltage</text:p>
          </table:table-cell>
          <table:table-cell table:style-name="ce1" office:value-type="string" calcext:value-type="string">
            <text:p>输入电压</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VESC Settings</text:p>
          </table:table-cell>
          <table:table-cell table:style-name="ce1" office:value-type="string" calcext:value-type="string">
            <text:p>VESC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ncoder offset</text:p>
          </table:table-cell>
          <table:table-cell table:style-name="ce1" office:value-type="string" calcext:value-type="string">
            <text:p>编码器偏移</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Use Vesc Encoder</text:p>
          </table:table-cell>
          <table:table-cell table:style-name="ce1" office:value-type="string" calcext:value-type="string">
            <text:p>使用VESC编码器</text:p>
          </table:table-cell>
          <table:table-cell table:number-columns-repeated="1021"/>
        </table:table-row>
        <table:table-row table:style-name="ro1">
          <table:table-cell table:style-name="ce1" office:value-type="string" calcext:value-type="string">
            <text:p>Form</text:p>
          </table:table-cell>
          <table:table-cell table:number-columns-repeated="2" table:style-name="ce1" office:value-type="string" calcext:value-type="string">
            <text:p>Vesc CAN ID</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CAN settings</text:p>
          </table:table-cell>
          <table:table-cell table:style-name="ce1" office:value-type="string" calcext:value-type="string">
            <text:p>CAN设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OpenFFBoard Axis CAN ID</text:p>
          </table:table-cell>
          <table:table-cell table:style-name="ce1" office:value-type="string" calcext:value-type="string">
            <text:p>Openffboard轴CAN ID</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Position / Torque</text:p>
          </table:table-cell>
          <table:table-cell table:style-name="ce1" office:value-type="string" calcext:value-type="string">
            <text:p>位置 /扭矩</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 (position)</text:p>
          </table:table-cell>
          <table:table-cell table:style-name="ce1" office:value-type="string" calcext:value-type="string">
            <text:p>°（位置）</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 (torque)</text:p>
          </table:table-cell>
          <table:table-cell table:style-name="ce1" office:value-type="string" calcext:value-type="string">
            <text:p>％（扭矩）</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Test CAN Connection</text:p>
          </table:table-cell>
          <table:table-cell table:style-name="ce1" office:value-type="string" calcext:value-type="string">
            <text:p>测试CAN连接</text:p>
          </table:table-cell>
          <table:table-cell table:number-columns-repeated="1021"/>
        </table:table-row>
        <table:table-row table:style-name="ro1">
          <table:table-cell table:style-name="ce1" office:value-type="string" calcext:value-type="string">
            <text:p>Form</text:p>
          </table:table-cell>
          <table:table-cell table:style-name="ce1" office:value-type="string" calcext:value-type="string">
            <text:p>Erase offset</text:p>
          </table:table-cell>
          <table:table-cell table:style-name="ce1" office:value-type="string" calcext:value-type="string">
            <text:p>擦除偏移</text:p>
          </table:table-cell>
          <table:table-cell table:number-columns-repeated="1021"/>
        </table:table-row>
        <table:table-row table:style-name="ro1">
          <table:table-cell table:style-name="ce1" office:value-type="string" calcext:value-type="string">
            <text:p>Form</text:p>
          </table:table-cell>
          <table:table-cell table:style-name="ce2"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This controls an VESC via CAN bus, and read the wheel position from the vesc.&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Hardware Setup:&lt;/span&gt;&lt;/p&gt;</text:p>
            <text:p>&lt;p style=" margin-top:0px; margin-bottom:0px; margin-left:0px; margin-right:0px; -qt-block-indent:0; text-indent:0px;"&gt;Tested on Vesc 4.12 &amp;amp; Vesc 4.20 hardware.&lt;/p&gt;</text:p>
            <text:p>&lt;p style=" margin-top:0px; margin-bottom:0px; margin-left:0px; margin-right:0px; -qt-block-indent:0; text-indent:0px;"&gt;Required vesc firmware is available on github : https://github.com/manoukianv/vescFirmware4OpenFFBoard/releases&lt;/p&gt;</text:p>
            <text:p>&lt;p style=" margin-top:0px; margin-bottom:0px; margin-left:0px; margin-right:0px; -qt-block-indent:0; text-indent:0px;"&gt;The max torque value is set in the vesctools (in the general/motor/maxcurrent)  check it to not injure yourself or damage the hardwar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Setup:&lt;/span&gt;&lt;/p&gt;</text:p>
            <text:p>&lt;p style=" margin-top:0px; margin-bottom:0px; margin-left:0px; margin-right:0px; -qt-block-indent:0; text-indent:0px;"&gt;The CAN protocol is limited. No setup can be done via CAN.&lt;/p&gt;</text:p>
            <text:p>&lt;p style=" margin-top:0px; margin-bottom:0px; margin-left:0px; margin-right:0px; -qt-block-indent:0; text-indent:0px;"&gt;The CAN ID and CAN speed must match the values set  in the Vesc.&lt;/p&gt;</text:p>
            <text:p>&lt;p style=" margin-top:0px; margin-bottom:0px; margin-left:0px; margin-right:0px; -qt-block-indent:0; text-indent:0px;"&gt;Remember to terminate the CAN bus by connecting 120 Ohm resistors on both ends if not present!&lt;/p&gt;</text:p>
            <text:p>&lt;p style="-qt-paragraph-type:empty; margin-top:0px; margin-bottom:0px; margin-left:0px; margin-right:0px; -qt-block-indent:0; text-indent:0px;"&gt;&lt;br /&gt;&lt;/p&gt;</text:p>
            <text:p>&lt;p style=" margin-top:0px; margin-bottom:0px; margin-left:0px; margin-right:0px; -qt-block-indent:0; text-indent:0px;"&gt;You have to setup the vesc with the VescTools to run properly.&lt;/p&gt;</text:p>
            <text:p>&lt;p style="-qt-paragraph-type:empty; margin-top:0px; margin-bottom:0px; margin-left:0px; margin-right:0px; -qt-block-indent:0; text-indent:0px;"&gt;&lt;br /&gt;&lt;/p&gt;</text:p>
            <text:p>&lt;p style=" margin-top:0px; margin-bottom:0px; margin-left:0px; margin-right:0px; -qt-block-indent:0; text-indent:0px;"&gt;Once the Vesc enters in normal condition (without issue in the vesc tools) the FFBoard will start reading the encoder position and sending torque values. &lt;/p&gt;</text:p>
            <text:p>&lt;p style="-qt-paragraph-type:empty; margin-top:0px; margin-bottom:0px; margin-left:0px; margin-right:0px; -qt-block-indent:0; text-indent:0px;"&gt;&lt;br /&gt;&lt;/p&gt;</text:p>
            <text:p>&lt;p style=" margin-top:0px; margin-bottom:0px; margin-left:0px; margin-right:0px; -qt-block-indent:0; text-indent:0px;"&gt;Check the Vesc website for setup : www.vesc-project.com&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speeds:&lt;/span&gt;&lt;/p&gt;</text:p>
            <text:p>&lt;p style=" margin-top:0px; margin-bottom:0px; margin-left:0px; margin-right:0px; -qt-block-indent:0; text-indent:0px;"&gt;FFB requires a 1kHz update rate for encoder positions and torque. &lt;/p&gt;</text:p>
            <text:p>&lt;p style=" margin-top:0px; margin-bottom:0px; margin-left:0px; margin-right:0px; -qt-block-indent:0; text-indent:0px;"&gt;A baud rate of at least 250k is required to barely meet this requirement (packet loss possible).&lt;/p&gt;</text:p>
            <text:p>&lt;p style=" margin-top:0px; margin-bottom:0px; margin-left:0px; margin-right:0px; -qt-block-indent:0; text-indent:0px;"&gt;Its recommended to use 500k (1 motor) or 1M (1 or 2 motors) if possibl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ID:&lt;/span&gt;&lt;/p&gt;</text:p>
            <text:p>&lt;p style=" margin-top:0px; margin-bottom:0px; margin-left:0px; margin-right:0px; -qt-block-indent:0; text-indent:0px;"&gt;Both OpenFFBoard and Vesc have a CAN ID on the can network, and they must be all different.&lt;/p&gt;</text:p>
            <text:p>&lt;p style=" margin-top:0px; margin-bottom:0px; margin-left:0px; margin-right:0px; -qt-block-indent:0; text-indent:0px;"&gt;&lt;span style=" font-weight:696;"&gt;Vesc CAN ID : &lt;/span&gt;you can use the &amp;quot;universal vesc CAN ID&amp;quot; 255 if you have only one vesc on the CAN.&lt;/p&gt;</text:p>
            <text:p>&lt;p style=" margin-top:0px; margin-bottom:0px; margin-left:0px; margin-right:0px; -qt-block-indent:0; text-indent:0px;"&gt;If you plan to use 2 vesc on the bus, for exemple in dual axis config, you must enter the CAN ID of the vesc attached to this axis (using vesctools connected to the wanted vesc to get its id).&lt;/p&gt;</text:p>
            <text:p>&lt;p style=" margin-top:0px; margin-bottom:0px; margin-left:0px; margin-right:0px; -qt-block-indent:0; text-indent:0px;"&gt;&lt;span style=" font-weight:696;"&gt;OpenFFBoad CAN ID&lt;/span&gt; : choose a random CAN ID, unique on the BUS, to allow VESC to reply to the OpenFFBoard. Default one (64) works if the vesc CAN ID is not the same, just check it ;-)&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Use vesc Encoder:&lt;/span&gt;&lt;/p&gt;</text:p>
            <text:p>&lt;p style=" margin-top:0px; margin-bottom:0px; margin-left:0px; margin-right:0px; -qt-block-indent:0; text-indent:0px;"&gt;when this option is checked, OpenFFBoard read the value from the vesc position sensor. If you prefer setup an encoder in the axis tab, uncheck this option and setup it properly in the UI.&lt;/p&gt;</text:p>
            <text:p>&lt;p style=" margin-top:0px; margin-bottom:0px; margin-left:0px; margin-right:0px; -qt-block-indent:0; text-indent:0px;"&gt;Notice: vesc must have an encoder to work in FOC mode. &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Encoder offset:&lt;/span&gt;&lt;/p&gt;</text:p>
            <text:p>&lt;p style=" margin-top:0px; margin-bottom:0px; margin-left:0px; margin-right:0px; -qt-block-indent:0; text-indent:0px;"&gt;this read only, check if there is an encoder offset setting on the axis. As vesc uses absolute encoders, you can center the wheel in the Axis tab. When you power your wheel setup, the vesc interface is reloading the previous offset to keep the wheel always centered.&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opyright:&lt;/span&gt;&lt;/p&gt;</text:p>
            <text:p>&lt;p style=" margin-top:0px; margin-bottom:0px; margin-left:0px; margin-right:0px; -qt-block-indent:0; text-indent:0px;"&gt;Vesc is an OpenSource project from Vedder in GNU GPL 3 available here : www.vesc-project.com&lt;/p&gt;</text:p>
            <text:p>&lt;p style=" margin-top:0px; margin-bottom:0px; margin-left:0px; margin-right:0px; -qt-block-indent:0; text-indent:0px;"&gt;No Vesc source code is used in this projects firmware.&lt;/p&gt;&lt;/body&gt;&lt;/html&gt;</text:p>
          </table:table-cell>
          <table:table-cell table:style-name="ce1" office:value-type="string" calcext:value-type="string">
            <text:p>&lt;!DOCTYPE HTML PUBLIC "-//W3C//DTD HTML 4.0//EN" "http://www.w3.org/TR/REC-html40/strict.dtd"&gt;</text:p>
            <text:p>&lt;html&gt;&lt;head&gt;&lt;meta name="qrichtext" content="1" /&gt;&lt;style type="text/css"&gt;</text:p>
            <text:p>p, li { white-space: pre-wrap; }</text:p>
            <text:p>&lt;/style&gt;&lt;/head&gt;&lt;body style=" font-family:'MS Shell Dlg 2'; font-size:8.25pt; font-weight:400; font-style:normal;"&gt;</text:p>
            <text:p>&lt;p style=" margin-top:0px; margin-bottom:0px; margin-left:0px; margin-right:0px; -qt-block-indent:0; text-indent:0px;"&gt;This controls an VESC via CAN bus, and read the wheel position from the vesc.&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Hardware Setup:&lt;/span&gt;&lt;/p&gt;</text:p>
            <text:p>&lt;p style=" margin-top:0px; margin-bottom:0px; margin-left:0px; margin-right:0px; -qt-block-indent:0; text-indent:0px;"&gt;Tested on Vesc 4.12 &amp;amp; Vesc 4.20 hardware.&lt;/p&gt;</text:p>
            <text:p>&lt;p style=" margin-top:0px; margin-bottom:0px; margin-left:0px; margin-right:0px; -qt-block-indent:0; text-indent:0px;"&gt;Required vesc firmware is available on github : https://github.com/manoukianv/vescFirmware4OpenFFBoard/releases&lt;/p&gt;</text:p>
            <text:p>&lt;p style=" margin-top:0px; margin-bottom:0px; margin-left:0px; margin-right:0px; -qt-block-indent:0; text-indent:0px;"&gt;The max torque value is set in the vesctools (in the general/motor/maxcurrent)  check it to not injure yourself or damage the hardwar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Setup:&lt;/span&gt;&lt;/p&gt;</text:p>
            <text:p>&lt;p style=" margin-top:0px; margin-bottom:0px; margin-left:0px; margin-right:0px; -qt-block-indent:0; text-indent:0px;"&gt;The CAN protocol is limited. No setup can be done via CAN.&lt;/p&gt;</text:p>
            <text:p>&lt;p style=" margin-top:0px; margin-bottom:0px; margin-left:0px; margin-right:0px; -qt-block-indent:0; text-indent:0px;"&gt;The CAN ID and CAN speed must match the values set  in the Vesc.&lt;/p&gt;</text:p>
            <text:p>&lt;p style=" margin-top:0px; margin-bottom:0px; margin-left:0px; margin-right:0px; -qt-block-indent:0; text-indent:0px;"&gt;Remember to terminate the CAN bus by connecting 120 Ohm resistors on both ends if not present!&lt;/p&gt;</text:p>
            <text:p>&lt;p style="-qt-paragraph-type:empty; margin-top:0px; margin-bottom:0px; margin-left:0px; margin-right:0px; -qt-block-indent:0; text-indent:0px;"&gt;&lt;br /&gt;&lt;/p&gt;</text:p>
            <text:p>&lt;p style=" margin-top:0px; margin-bottom:0px; margin-left:0px; margin-right:0px; -qt-block-indent:0; text-indent:0px;"&gt;You have to setup the vesc with the VescTools to run properly.&lt;/p&gt;</text:p>
            <text:p>&lt;p style="-qt-paragraph-type:empty; margin-top:0px; margin-bottom:0px; margin-left:0px; margin-right:0px; -qt-block-indent:0; text-indent:0px;"&gt;&lt;br /&gt;&lt;/p&gt;</text:p>
            <text:p>&lt;p style=" margin-top:0px; margin-bottom:0px; margin-left:0px; margin-right:0px; -qt-block-indent:0; text-indent:0px;"&gt;Once the Vesc enters in normal condition (without issue in the vesc tools) the FFBoard will start reading the encoder position and sending torque values. &lt;/p&gt;</text:p>
            <text:p>&lt;p style="-qt-paragraph-type:empty; margin-top:0px; margin-bottom:0px; margin-left:0px; margin-right:0px; -qt-block-indent:0; text-indent:0px;"&gt;&lt;br /&gt;&lt;/p&gt;</text:p>
            <text:p>&lt;p style=" margin-top:0px; margin-bottom:0px; margin-left:0px; margin-right:0px; -qt-block-indent:0; text-indent:0px;"&gt;Check the Vesc website for setup : www.vesc-project.com&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speeds:&lt;/span&gt;&lt;/p&gt;</text:p>
            <text:p>&lt;p style=" margin-top:0px; margin-bottom:0px; margin-left:0px; margin-right:0px; -qt-block-indent:0; text-indent:0px;"&gt;FFB requires a 1kHz update rate for encoder positions and torque. &lt;/p&gt;</text:p>
            <text:p>&lt;p style=" margin-top:0px; margin-bottom:0px; margin-left:0px; margin-right:0px; -qt-block-indent:0; text-indent:0px;"&gt;A baud rate of at least 250k is required to barely meet this requirement (packet loss possible).&lt;/p&gt;</text:p>
            <text:p>&lt;p style=" margin-top:0px; margin-bottom:0px; margin-left:0px; margin-right:0px; -qt-block-indent:0; text-indent:0px;"&gt;Its recommended to use 500k (1 motor) or 1M (1 or 2 motors) if possible.&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AN ID:&lt;/span&gt;&lt;/p&gt;</text:p>
            <text:p>&lt;p style=" margin-top:0px; margin-bottom:0px; margin-left:0px; margin-right:0px; -qt-block-indent:0; text-indent:0px;"&gt;Both OpenFFBoard and Vesc have a CAN ID on the can network, and they must be all different.&lt;/p&gt;</text:p>
            <text:p>&lt;p style=" margin-top:0px; margin-bottom:0px; margin-left:0px; margin-right:0px; -qt-block-indent:0; text-indent:0px;"&gt;&lt;span style=" font-weight:696;"&gt;Vesc CAN ID : &lt;/span&gt;you can use the &amp;quot;universal vesc CAN ID&amp;quot; 255 if you have only one vesc on the CAN.&lt;/p&gt;</text:p>
            <text:p>&lt;p style=" margin-top:0px; margin-bottom:0px; margin-left:0px; margin-right:0px; -qt-block-indent:0; text-indent:0px;"&gt;If you plan to use 2 vesc on the bus, for exemple in dual axis config, you must enter the CAN ID of the vesc attached to this axis (using vesctools connected to the wanted vesc to get its id).&lt;/p&gt;</text:p>
            <text:p>&lt;p style=" margin-top:0px; margin-bottom:0px; margin-left:0px; margin-right:0px; -qt-block-indent:0; text-indent:0px;"&gt;&lt;span style=" font-weight:696;"&gt;OpenFFBoad CAN ID&lt;/span&gt; : choose a random CAN ID, unique on the BUS, to allow VESC to reply to the OpenFFBoard. Default one (64) works if the vesc CAN ID is not the same, just check it ;-)&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Use vesc Encoder:&lt;/span&gt;&lt;/p&gt;</text:p>
            <text:p>&lt;p style=" margin-top:0px; margin-bottom:0px; margin-left:0px; margin-right:0px; -qt-block-indent:0; text-indent:0px;"&gt;when this option is checked, OpenFFBoard read the value from the vesc position sensor. If you prefer setup an encoder in the axis tab, uncheck this option and setup it properly in the UI.&lt;/p&gt;</text:p>
            <text:p>&lt;p style=" margin-top:0px; margin-bottom:0px; margin-left:0px; margin-right:0px; -qt-block-indent:0; text-indent:0px;"&gt;Notice: vesc must have an encoder to work in FOC mode. &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Encoder offset:&lt;/span&gt;&lt;/p&gt;</text:p>
            <text:p>&lt;p style=" margin-top:0px; margin-bottom:0px; margin-left:0px; margin-right:0px; -qt-block-indent:0; text-indent:0px;"&gt;this read only, check if there is an encoder offset setting on the axis. As vesc uses absolute encoders, you can center the wheel in the Axis tab. When you power your wheel setup, the vesc interface is reloading the previous offset to keep the wheel always centered.&lt;/p&gt;</text:p>
            <text:p>&lt;p style="-qt-paragraph-type:empty; margin-top:0px; margin-bottom:0px; margin-left:0px; margin-right:0px; -qt-block-indent:0; text-indent:0px;"&gt;&lt;br /&gt;&lt;/p&gt;</text:p>
            <text:p>&lt;p style=" margin-top:0px; margin-bottom:0px; margin-left:0px; margin-right:0px; -qt-block-indent:0; text-indent:0px;"&gt;&lt;span style=" text-decoration: underline;"&gt;Copyright:&lt;/span&gt;&lt;/p&gt;</text:p>
            <text:p>&lt;p style=" margin-top:0px; margin-bottom:0px; margin-left:0px; margin-right:0px; -qt-block-indent:0; text-indent:0px;"&gt;Vesc is an OpenSource project from Vedder in GNU GPL 3 available here : www.vesc-project.com&lt;/p&gt;</text:p>
            <text:p>&lt;p style=" margin-top:0px; margin-bottom:0px; margin-left:0px; margin-right:0px; -qt-block-indent:0; text-indent:0px;"&gt;No Vesc source code is used in this projects firmware.&lt;/p&gt;&lt;/body&gt;&lt;/html&gt;</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Serial</text:p>
          </table:table-cell>
          <table:table-cell table:style-name="ce1" office:value-type="string" calcext:value-type="string">
            <text:p>串口</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Firmware</text:p>
          </table:table-cell>
          <table:table-cell table:style-name="ce1" office:value-type="string" calcext:value-type="string">
            <text:p>固件</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Restore flash dump</text:p>
          </table:table-cell>
          <table:table-cell table:style-name="ce1" office:value-type="string" calcext:value-type="string">
            <text:p>从文件恢复</text:p>
          </table:table-cell>
          <table:table-cell table:number-columns-repeated="1021"/>
        </table:table-row>
        <table:table-row table:style-name="ro1">
          <table:table-cell table:style-name="ce1" office:value-type="string" calcext:value-type="string">
            <text:p>MainUi</text:p>
          </table:table-cell>
          <table:table-cell table:style-name="ce2" office:value-type="string" calcext:value-type="string">
            <text:p>Uploaded flash dump.</text:p>
            <text:p>Please reboot.</text:p>
          </table:table-cell>
          <table:table-cell table:style-name="ce1" office:value-type="string" calcext:value-type="string">
            <text:p>文件已上传，</text:p>
            <text:p>请重启。</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Can't restore flash dump</text:p>
          </table:table-cell>
          <table:table-cell table:style-name="ce1" office:value-type="string" calcext:value-type="string">
            <text:p>无法从文件恢复</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Please connect board first.</text:p>
          </table:table-cell>
          <table:table-cell table:style-name="ce1" office:value-type="string" calcext:value-type="string">
            <text:p>请先连接设备。</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Incompatible GUI</text:p>
          </table:table-cell>
          <table:table-cell table:style-name="ce1" office:value-type="string" calcext:value-type="string">
            <text:p>不兼容的软件</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The GUI you are using (</text:p>
          </table:table-cell>
          <table:table-cell table:style-name="ce1" office:value-type="string" calcext:value-type="string">
            <text:p>你在使用版本(</text:p>
          </table:table-cell>
          <table:table-cell table:number-columns-repeated="1021"/>
        </table:table-row>
        <table:table-row table:style-name="ro1">
          <table:table-cell table:style-name="ce1" office:value-type="string" calcext:value-type="string">
            <text:p>MainUi</text:p>
          </table:table-cell>
          <table:table-cell table:style-name="ce2" office:value-type="string" calcext:value-type="string">
            <text:p>) may be too old for this firmware.</text:p>
            <text:p>Please make sure both firmware and GUI are up to date if you encounter errors.</text:p>
          </table:table-cell>
          <table:table-cell table:style-name="ce1" office:value-type="string" calcext:value-type="string">
            <text:p>)可能对这个固件来说过低。</text:p>
            <text:p>如果遇到问题，请确保固件和软件都是最新的。</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Incompatible firmware</text:p>
          </table:table-cell>
          <table:table-cell table:style-name="ce1" office:value-type="string" calcext:value-type="string">
            <text:p>不兼容的固件</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The firmware you are using (</text:p>
          </table:table-cell>
          <table:table-cell table:style-name="ce1" office:value-type="string" calcext:value-type="string">
            <text:p>你使用的固件版本(</text:p>
          </table:table-cell>
          <table:table-cell table:number-columns-repeated="1021"/>
        </table:table-row>
        <table:table-row table:style-name="ro1">
          <table:table-cell table:style-name="ce1" office:value-type="string" calcext:value-type="string">
            <text:p>MainUi</text:p>
          </table:table-cell>
          <table:table-cell table:style-name="ce2" office:value-type="string" calcext:value-type="string">
            <text:p>) is too old for this GUI.</text:p>
            <text:p>(</text:p>
          </table:table-cell>
          <table:table-cell table:style-name="ce1" office:value-type="string" calcext:value-type="string">
            <text:p>)对这个软件来说太老了。</text:p>
            <text:p>最低需要(</text:p>
          </table:table-cell>
          <table:table-cell table:number-columns-repeated="1021"/>
        </table:table-row>
        <table:table-row table:style-name="ro1">
          <table:table-cell table:style-name="ce1" office:value-type="string" calcext:value-type="string">
            <text:p>MainUi</text:p>
          </table:table-cell>
          <table:table-cell table:style-name="ce2" office:value-type="string" calcext:value-type="string">
            <text:p>required)</text:p>
            <text:p>Please make sure both firmware and GUI are up to date if you encounter errors.</text:p>
          </table:table-cell>
          <table:table-cell table:style-name="ce1" office:value-type="string" calcext:value-type="string">
            <text:p>)</text:p>
            <text:p>如果遇到问题，请确保固件和软件都是最新的。</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New firmware available</text:p>
          </table:table-cell>
          <table:table-cell table:style-name="ce1" office:value-type="string" calcext:value-type="string">
            <text:p>有固件更新</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Format flash and reset?</text:p>
          </table:table-cell>
          <table:table-cell table:style-name="ce1" office:value-type="string" calcext:value-type="string">
            <text:p>确定格式化固件并重启？</text:p>
          </table:table-cell>
          <table:table-cell table:number-columns-repeated="1021"/>
        </table:table-row>
        <table:table-row table:style-name="ro1">
          <table:table-cell table:style-name="ce1" office:value-type="string" calcext:value-type="string">
            <text:p>MainUi</text:p>
          </table:table-cell>
          <table:table-cell table:style-name="ce1" office:value-type="string" calcext:value-type="string">
            <text:p>Open FFBoard Configurator</text:p>
          </table:table-cell>
          <table:table-cell table:style-name="ce1" office:value-type="string" calcext:value-type="string">
            <text:p>Open FFBoard调试软件</text:p>
          </table:table-cell>
          <table:table-cell table:number-columns-repeated="1021"/>
        </table:table-row>
        <table:table-row table:style-name="ro1">
          <table:table-cell table:number-columns-repeated="2" table:style-name="ce1" office:value-type="string" calcext:value-type="string">
            <text:p>MainWindow</text:p>
          </table:table-cell>
          <table:table-cell table:style-name="ce1" office:value-type="string" calcext:value-type="string">
            <text:p>主窗口</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Profiles Manager</text:p>
          </table:table-cell>
          <table:table-cell table:style-name="ce1" office:value-type="string" calcext:value-type="string">
            <text:p>配置文件管理器</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Help</text:p>
          </table:table-cell>
          <table:table-cell table:style-name="ce1" office:value-type="string" calcext:value-type="string">
            <text:p>帮助</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Hardware</text:p>
          </table:table-cell>
          <table:table-cell table:style-name="ce1" office:value-type="string" calcext:value-type="string">
            <text:p>硬件</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Monitoring</text:p>
          </table:table-cell>
          <table:table-cell table:style-name="ce1" office:value-type="string" calcext:value-type="string">
            <text:p>监控</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About</text:p>
          </table:table-cell>
          <table:table-cell table:style-name="ce1" office:value-type="string" calcext:value-type="string">
            <text:p>关于</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FFB Wheel TMC</text:p>
          </table:table-cell>
          <table:table-cell table:style-name="ce1" office:value-type="string" calcext:value-type="string">
            <text:p>FFB方向盘TMC</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Firmware Update...</text:p>
          </table:table-cell>
          <table:table-cell table:style-name="ce1" office:value-type="string" calcext:value-type="string">
            <text:p>固件更新……</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Save chip config</text:p>
          </table:table-cell>
          <table:table-cell table:style-name="ce1" office:value-type="string" calcext:value-type="string">
            <text:p>保存设备配置</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Load chip config</text:p>
          </table:table-cell>
          <table:table-cell table:style-name="ce1" office:value-type="string" calcext:value-type="string">
            <text:p>读取设备配置</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Logs, Errors...</text:p>
          </table:table-cell>
          <table:table-cell table:style-name="ce1" office:value-type="string" calcext:value-type="string">
            <text:p>记录和报错</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Logs, Errors</text:p>
          </table:table-cell>
          <table:table-cell table:style-name="ce1" office:value-type="string" calcext:value-type="string">
            <text:p>记录和报错</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Active features</text:p>
          </table:table-cell>
          <table:table-cell table:style-name="ce1" office:value-type="string" calcext:value-type="string">
            <text:p>可用功能</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toggle dark mode</text:p>
          </table:table-cell>
          <table:table-cell table:style-name="ce1" office:value-type="string" calcext:value-type="string">
            <text:p>亮色、暗色切换</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Reboot</text:p>
          </table:table-cell>
          <table:table-cell table:style-name="ce1" office:value-type="string" calcext:value-type="string">
            <text:p>重启</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Reset factory config</text:p>
          </table:table-cell>
          <table:table-cell table:style-name="ce1" office:value-type="string" calcext:value-type="string">
            <text:p>重置为默认设置</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Effect stats</text:p>
          </table:table-cell>
          <table:table-cell table:style-name="ce1" office:value-type="string" calcext:value-type="string">
            <text:p>游戏效果状态</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Effect live forces</text:p>
          </table:table-cell>
          <table:table-cell table:style-name="ce1" office:value-type="string" calcext:value-type="string">
            <text:p>实时游戏效果</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Encoder tuning...</text:p>
          </table:table-cell>
          <table:table-cell table:style-name="ce1" office:value-type="string" calcext:value-type="string">
            <text:p>编码器微调</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Updates</text:p>
          </table:table-cell>
          <table:table-cell table:style-name="ce1" office:value-type="string" calcext:value-type="string">
            <text:p>更新</text:p>
          </table:table-cell>
          <table:table-cell table:number-columns-repeated="1021"/>
        </table:table-row>
        <table:table-row table:style-name="ro1">
          <table:table-cell table:style-name="ce1" office:value-type="string" calcext:value-type="string">
            <text:p>MainWindow</text:p>
          </table:table-cell>
          <table:table-cell table:style-name="ce1" office:value-type="string" calcext:value-type="string">
            <text:p>Debug mode</text:p>
          </table:table-cell>
          <table:table-cell table:style-name="ce1" office:value-type="string" calcext:value-type="string">
            <text:p>开发者调试模式</text:p>
          </table:table-cell>
          <table:table-cell table:number-columns-repeated="1021"/>
        </table:table-row>
        <table:table-row table:style-name="ro1">
          <table:table-cell table:style-name="ce1" office:value-type="string" calcext:value-type="string">
            <text:p>SerialChooser</text:p>
          </table:table-cell>
          <table:table-cell table:style-name="ce1" office:value-type="string" calcext:value-type="string">
            <text:p>Disconnect</text:p>
          </table:table-cell>
          <table:table-cell table:style-name="ce1" office:value-type="string" calcext:value-type="string">
            <text:p>断开</text:p>
          </table:table-cell>
          <table:table-cell table:number-columns-repeated="1021"/>
        </table:table-row>
        <table:table-row table:style-name="ro1">
          <table:table-cell table:style-name="ce1" office:value-type="string" calcext:value-type="string">
            <text:p>SerialChooser</text:p>
          </table:table-cell>
          <table:table-cell table:style-name="ce1" office:value-type="string" calcext:value-type="string">
            <text:p>Connect</text:p>
          </table:table-cell>
          <table:table-cell table:style-name="ce1" office:value-type="string" calcext:value-type="string">
            <text:p>连接</text:p>
          </table:table-cell>
          <table:table-cell table:number-columns-repeated="1021"/>
        </table:table-row>
        <table:table-row table:style-name="ro1">
          <table:table-cell table:style-name="ce1" office:value-type="string" calcext:value-type="string">
            <text:p>SystrayWrapper</text:p>
          </table:table-cell>
          <table:table-cell table:style-name="ce1" office:value-type="string" calcext:value-type="string">
            <text:p>Open FFBoard Configurator</text:p>
          </table:table-cell>
          <table:table-cell table:style-name="ce1" office:value-type="string" calcext:value-type="string">
            <text:p>Open FFBoard调试软件</text:p>
          </table:table-cell>
          <table:table-cell table:number-columns-repeated="1021"/>
        </table:table-row>
        <table:table-row table:style-name="ro1">
          <table:table-cell table:style-name="ce1" office:value-type="string" calcext:value-type="string">
            <text:p>SystrayWrapper</text:p>
          </table:table-cell>
          <table:table-cell table:style-name="ce1" office:value-type="string" calcext:value-type="string">
            <text:p>Open console</text:p>
          </table:table-cell>
          <table:table-cell table:style-name="ce1" office:value-type="string" calcext:value-type="string">
            <text:p>打开命令行窗口</text:p>
          </table:table-cell>
          <table:table-cell table:number-columns-repeated="1021"/>
        </table:table-row>
        <table:table-row table:style-name="ro1">
          <table:table-cell table:style-name="ce1" office:value-type="string" calcext:value-type="string">
            <text:p>SystrayWrapper</text:p>
          </table:table-cell>
          <table:table-cell table:style-name="ce1" office:value-type="string" calcext:value-type="string">
            <text:p>Profiles</text:p>
          </table:table-cell>
          <table:table-cell table:style-name="ce1" office:value-type="string" calcext:value-type="string">
            <text:p>配置文件</text:p>
          </table:table-cell>
          <table:table-cell table:number-columns-repeated="1021"/>
        </table:table-row>
        <table:table-row table:style-name="ro1">
          <table:table-cell table:style-name="ce1" office:value-type="string" calcext:value-type="string">
            <text:p>SystrayWrapper</text:p>
          </table:table-cell>
          <table:table-cell table:style-name="ce1" office:value-type="string" calcext:value-type="string">
            <text:p>Quit</text:p>
          </table:table-cell>
          <table:table-cell table:style-name="ce1" office:value-type="string" calcext:value-type="string">
            <text:p>退出</text:p>
          </table:table-cell>
          <table:table-cell table:number-columns-repeated="1021"/>
        </table:table-row>
        <table:table-row table:style-name="ro1">
          <table:table-cell table:style-name="ce1" office:value-type="string" calcext:value-type="string">
            <text:p>WrapperStatusBar</text:p>
          </table:table-cell>
          <table:table-cell table:style-name="ce1" office:value-type="string" calcext:value-type="string">
            <text:p>disconnected</text:p>
          </table:table-cell>
          <table:table-cell table:style-name="ce1" office:value-type="string" calcext:value-type="string">
            <text:p>已断开</text:p>
          </table:table-cell>
          <table:table-cell table:number-columns-repeated="1021"/>
        </table:table-row>
        <table:table-row table:style-name="ro1" table:number-rows-repeated="64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_20_1" style:display-name="PageStyle_Sheet 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59" meta:object-count="0"/>
    <meta:generator>LibreOfficeDev/6.0.5.2$Linux_X86_64 LibreOffice_project/</meta:generator>
  </office:meta>
</office:document-meta>
</file>